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0D000000DD000000DD61BBAB4C.svm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61BBAB4C.svm"/>
  <manifest:file-entry manifest:media-type="" manifest:full-path="Object 2/Pictures/2000000D000000DD000000DD305D4BF5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61BBAB4C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8000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6633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1023" table:default-cell-style-name="Default"/>
        <table:table-row table:style-name="ro1">
          <table:table-cell office:value-type="string">
            <text:p>Razor measurement 8/13/20 at aft bulkhead over Nav System after calibration</text:p>
          </table:table-cell>
          <table:table-cell table:number-columns-repeated="1022"/>
        </table:table-row>
        <table:table-row table:style-name="ro1">
          <table:table-cell office:value-type="string">
            <text:p>Cord to stern</text:p>
          </table:table-cell>
          <table:table-cell office:value-type="string">
            <text:p>CW</text:p>
          </table:table-cell>
          <table:table-cell office:value-type="string">
            <text:p>Cord to Bow</text:p>
          </table:table-cell>
          <table:table-cell office:value-type="string">
            <text:p>CW</text:p>
          </table:table-cell>
          <table:table-cell table:number-columns-repeated="1019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176">
            <text:p>176</text:p>
          </table:table-cell>
          <table:table-cell table:number-columns-repeated="1019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6">
            <text:p>86</text:p>
          </table:table-cell>
          <table:table-cell table:style-name="ce1" table:formula="of:=[.D3]-[.C3]" office:value-type="float" office:value="83">
            <text:p>83</text:p>
          </table:table-cell>
          <table:table-cell table:style-name="ce1" table:number-columns-repeated="1019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-176">
            <text:p>-176</text:p>
          </table:table-cell>
          <table:table-cell table:number-columns-repeated="1019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2">
            <text:p>92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0-09-06">
            <text:p>09/06/20</text:p>
          </table:table-cell>
          <table:table-cell table:number-columns-repeated="102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179">
            <text:p>179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9/6/20 In motion measurements used for SignalK calibration</text:p>
          </table:table-cell>
          <table:table-cell table:number-columns-repeated="1022"/>
        </table:table-row>
        <table:table-row table:style-name="ro1">
          <table:table-cell office:value-type="string">
            <text:p>in1</text:p>
          </table:table-cell>
          <table:table-cell/>
          <table:table-cell office:value-type="string">
            <text:p>out1</text:p>
          </table:table-cell>
          <table:table-cell table:number-columns-repeated="1020"/>
        </table:table-row>
        <table:table-row table:style-name="ro1">
          <table:table-cell office:value-type="float" office:value="-143">
            <text:p>-143</text:p>
          </table:table-cell>
          <table:table-cell table:formula="of:=RADIANS([.A12])" office:value-type="float" office:value="-2.49582083035189">
            <text:p>-2.4958208304</text:p>
          </table:table-cell>
          <table:table-cell office:value-type="float" office:value="45">
            <text:p>45</text:p>
          </table:table-cell>
          <table:table-cell table:formula="of:=RADIANS([.C12])" office:value-type="float" office:value="0.785398163397448">
            <text:p>0.7853981634</text:p>
          </table:table-cell>
          <table:table-cell table:number-columns-repeated="1019"/>
        </table:table-row>
        <table:table-row table:style-name="ro1">
          <table:table-cell office:value-type="float" office:value="-86">
            <text:p>-86</text:p>
          </table:table-cell>
          <table:table-cell table:formula="of:=RADIANS([.A13])" office:value-type="float" office:value="-1.50098315671512">
            <text:p>-1.5009831567</text:p>
          </table:table-cell>
          <table:table-cell office:value-type="float" office:value="90">
            <text:p>90</text:p>
          </table:table-cell>
          <table:table-cell table:formula="of:=RADIANS([.C13])" office:value-type="float" office:value="1.5707963267949">
            <text:p>1.5707963268</text:p>
          </table:table-cell>
          <table:table-cell table:number-columns-repeated="1019"/>
        </table:table-row>
        <table:table-row table:style-name="ro1">
          <table:table-cell office:value-type="float" office:value="-36">
            <text:p>-36</text:p>
          </table:table-cell>
          <table:table-cell table:formula="of:=RADIANS([.A14])" office:value-type="float" office:value="-0.628318530717959">
            <text:p>-0.6283185307</text:p>
          </table:table-cell>
          <table:table-cell office:value-type="float" office:value="135">
            <text:p>135</text:p>
          </table:table-cell>
          <table:table-cell table:formula="of:=RADIANS([.C14])" office:value-type="float" office:value="2.35619449019234">
            <text:p>2.356194490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formula="of:=RADIANS([.A15])" office:value-type="float" office:value="0.0523598775598299">
            <text:p>0.0523598776</text:p>
          </table:table-cell>
          <table:table-cell office:value-type="float" office:value="180">
            <text:p>180</text:p>
          </table:table-cell>
          <table:table-cell table:formula="of:=RADIANS([.C15])"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formula="of:=RADIANS([.A16])" office:value-type="float" office:value="0.750491578357562">
            <text:p>0.7504915784</text:p>
          </table:table-cell>
          <table:table-cell office:value-type="float" office:value="225">
            <text:p>225</text:p>
          </table:table-cell>
          <table:table-cell table:formula="of:=RADIANS([.C16])" office:value-type="float" office:value="3.92699081698724">
            <text:p>3.926990817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formula="of:=RADIANS([.A17])" office:value-type="float" office:value="1.43116998663535">
            <text:p>1.4311699866</text:p>
          </table:table-cell>
          <table:table-cell office:value-type="float" office:value="270">
            <text:p>270</text:p>
          </table:table-cell>
          <table:table-cell table:formula="of:=RADIANS([.C17])" office:value-type="float" office:value="4.71238898038469">
            <text:p>4.7123889804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table:formula="of:=RADIANS([.A18])" office:value-type="float" office:value="2.16420827247297">
            <text:p>2.1642082725</text:p>
          </table:table-cell>
          <table:table-cell office:value-type="float" office:value="315">
            <text:p>315</text:p>
          </table:table-cell>
          <table:table-cell table:formula="of:=RADIANS([.C18])" office:value-type="float" office:value="5.49778714378214">
            <text:p>5.4977871438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table:formula="of:=RADIANS([.A19])" office:value-type="float" office:value="2.91469985083053">
            <text:p>2.9146998508</text:p>
          </table:table-cell>
          <table:table-cell office:value-type="float" office:value="360">
            <text:p>360</text:p>
          </table:table-cell>
          <table:table-cell office:value-type="float" office:value="6.28318">
            <text:p>6.2831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9/7/20 In motion measurements after SignalK calibration</text:p>
          </table:table-cell>
          <table:table-cell table:number-columns-repeated="1022"/>
        </table:table-row>
        <table:table-row table:style-name="ro1">
          <table:table-cell office:value-type="string">
            <text:p>ST6000 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  <table:table-cell table:formula="of:=[.B23]-[.A23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table:formula="of:=[.B24]-[.A24]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80">
            <text:p>180</text:p>
          </table:table-cell>
          <table:table-cell table:formula="of:=[.B25]-[.A2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table:formula="of:=[.B26]-[.A26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table:formula="of:=[.B27]-[.A27]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table:formula="of:=[.B28]-[.A28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1.6">
            <text:p>41.6</text:p>
          </table:table-cell>
          <table:table-cell table:formula="of:=[.B29]-[.A29]" office:value-type="float" office:value="-2.4">
            <text:p>-2.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table:formula="of:=[.B30]-[.A30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table:formula="of:=[.B31]-[.A31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 table:formula="of:=[.B32]-[.A32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formula="of:=[.B33]-[.A33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table:formula="of:=[.B34]-[.A34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table:formula="of:=[.B35]-[.A3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[.B36]-[.A36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formula="of:=[.B37]-[.A3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89">
            <text:p>189</text:p>
          </table:table-cell>
          <table:table-cell table:formula="of:=[.B38]-[.A3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formula="of:=[.B39]-[.A39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formula="of:=[.B40]-[.A40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formula="of:=[.B41]-[.A41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formula="of:=[.B42]-[.A42]" office:value-type="float" office:value="-3">
            <text:p>-3</text:p>
          </table:table-cell>
          <table:table-cell/>
          <table:table-cell>
            <draw:frame table:end-cell-address="Sheet1.L64" table:end-x="0.878in" table:end-y="0.089in" draw:z-index="0" draw:style-name="gr1" draw:text-style-name="P1" svg:width="6.3441in" svg:height="3.9953in" svg:x="0.7571in" svg:y="0.0055in">
              <draw:object draw:notify-on-update-of-ranges="Sheet1.A23:Sheet1.A69 Sheet1.B22:Sheet1.B22 Sheet1.B23:Sheet1.B69 Sheet1.A23:Sheet1.A69 Sheet1.C22:Sheet1.C22 Sheet1.C23:Sheet1.C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5">
            <text:p>135</text:p>
          </table:table-cell>
          <table:table-cell table:formula="of:=[.B43]-[.A43]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  <table:table-cell table:formula="of:=[.B44]-[.A44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table:formula="of:=[.B45]-[.A45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table:formula="of:=[.B46]-[.A46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table:formula="of:=[.B47]-[.A47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table:formula="of:=[.B48]-[.A48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table:formula="of:=[.B49]-[.A49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formula="of:=[.B50]-[.A50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formula="of:=[.B51]-[.A51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formula="of:=[.B52]-[.A52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53]-[.A5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B54]-[.A5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55]-[.A55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56]-[.A56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57]-[.A5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51">
            <text:p>351</text:p>
          </table:table-cell>
          <table:table-cell table:formula="of:=[.B58]-[.A5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table:formula="of:=[.B59]-[.A59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32">
            <text:p>332</text:p>
          </table:table-cell>
          <table:table-cell table:formula="of:=[.B60]-[.A60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2">
            <text:p>322</text:p>
          </table:table-cell>
          <table:table-cell table:formula="of:=[.B61]-[.A61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table:formula="of:=[.B62]-[.A62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05">
            <text:p>305</text:p>
          </table:table-cell>
          <table:table-cell table:formula="of:=[.B63]-[.A63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table:formula="of:=[.B64]-[.A64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8">
            <text:p>288</text:p>
          </table:table-cell>
          <table:table-cell table:formula="of:=[.B65]-[.A65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7">
            <text:p>277</text:p>
          </table:table-cell>
          <table:table-cell table:formula="of:=[.B66]-[.A66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table:formula="of:=[.B67]-[.A67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table:formula="of:=[.B68]-[.A68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table:formula="of:=[.B69]-[.A69]" office:value-type="float" office:value="4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Calibration 2 9/7/20</text:p>
          </table:table-cell>
          <table:table-cell table:number-columns-repeated="4"/>
          <table:table-cell>
            <draw:frame table:end-cell-address="Sheet1.M92" table:end-x="0.3185in" table:end-y="0.1362in" draw:z-index="1" draw:style-name="gr1" draw:text-style-name="P1" svg:width="6.289in" svg:height="3.5457in" svg:x="0.2528in" svg:y="0.1465in">
              <draw:object draw:notify-on-update-of-ranges="Sheet1.A12:Sheet1.A19 Sheet1.A11:Sheet1.A11 Sheet1.C12:Sheet1.C19 Sheet1.A85:Sheet1.A92 Sheet1.A84:Sheet1.A84 Sheet1.C85:Sheet1.C92 Sheet1.A74:Sheet1.A81 Sheet1.A73:Sheet1.A73 Sheet1.C74:Sheet1.C8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in2</text:p>
          </table:table-cell>
          <table:table-cell/>
          <table:table-cell office:value-type="string">
            <text:p>out2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table:formula="of:=RADIANS([.A74])" office:value-type="float" office:value="2.8623399732707">
            <text:p>2.8623399733</text:p>
          </table:table-cell>
          <table:table-cell office:value-type="float" office:value="357">
            <text:p>357</text:p>
          </table:table-cell>
          <table:table-cell table:formula="of:=RADIANS([.C74])" office:value-type="float" office:value="6.23082542961976">
            <text:p>6.2308254296</text:p>
          </table:table-cell>
          <table:table-cell table:number-columns-repeated="1019"/>
        </table:table-row>
        <table:table-row table:style-name="ro1">
          <table:table-cell office:value-type="float" office:value="-141">
            <text:p>-141</text:p>
          </table:table-cell>
          <table:table-cell table:formula="of:=RADIANS([.A75])" office:value-type="float" office:value="-2.460914245312">
            <text:p>-2.4609142453</text:p>
          </table:table-cell>
          <table:table-cell office:value-type="float" office:value="46">
            <text:p>46</text:p>
          </table:table-cell>
          <table:table-cell table:formula="of:=RADIANS([.C75])" office:value-type="float" office:value="0.802851455917392">
            <text:p>0.8028514559</text:p>
          </table:table-cell>
          <table:table-cell table:number-columns-repeated="1019"/>
        </table:table-row>
        <table:table-row table:style-name="ro1">
          <table:table-cell office:value-type="float" office:value="-83">
            <text:p>-83</text:p>
          </table:table-cell>
          <table:table-cell table:formula="of:=RADIANS([.A76])" office:value-type="float" office:value="-1.44862327915529">
            <text:p>-1.4486232792</text:p>
          </table:table-cell>
          <table:table-cell office:value-type="float" office:value="90">
            <text:p>90</text:p>
          </table:table-cell>
          <table:table-cell table:formula="of:=RADIANS([.C76])" office:value-type="float" office:value="1.5707963267949">
            <text:p>1.5707963268</text:p>
          </table:table-cell>
          <table:table-cell table:number-columns-repeated="1019"/>
        </table:table-row>
        <table:table-row table:style-name="ro1">
          <table:table-cell office:value-type="float" office:value="-38">
            <text:p>-38</text:p>
          </table:table-cell>
          <table:table-cell table:formula="of:=RADIANS([.A77])" office:value-type="float" office:value="-0.663225115757845">
            <text:p>-0.6632251158</text:p>
          </table:table-cell>
          <table:table-cell office:value-type="float" office:value="133">
            <text:p>133</text:p>
          </table:table-cell>
          <table:table-cell table:formula="of:=RADIANS([.C77])" office:value-type="float" office:value="2.32128790515246">
            <text:p>2.321287905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formula="of:=RADIANS([.A78])" office:value-type="float" office:value="0.0523598775598299">
            <text:p>0.0523598776</text:p>
          </table:table-cell>
          <table:table-cell office:value-type="float" office:value="180">
            <text:p>180</text:p>
          </table:table-cell>
          <table:table-cell table:formula="of:=RADIANS([.C78])"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formula="of:=RADIANS([.A79])" office:value-type="float" office:value="0.698131700797732">
            <text:p>0.6981317008</text:p>
          </table:table-cell>
          <table:table-cell office:value-type="float" office:value="222">
            <text:p>222</text:p>
          </table:table-cell>
          <table:table-cell table:formula="of:=RADIANS([.C79])" office:value-type="float" office:value="3.87463093942741">
            <text:p>3.8746309394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formula="of:=RADIANS([.A80])" office:value-type="float" office:value="1.46607657167524">
            <text:p>1.4660765717</text:p>
          </table:table-cell>
          <table:table-cell office:value-type="float" office:value="271">
            <text:p>271</text:p>
          </table:table-cell>
          <table:table-cell table:formula="of:=RADIANS([.C80])" office:value-type="float" office:value="4.72984227290463">
            <text:p>4.7298422729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table:formula="of:=RADIANS([.A81])" office:value-type="float" office:value="2.19911485751286">
            <text:p>2.1991148575</text:p>
          </table:table-cell>
          <table:table-cell office:value-type="float" office:value="317">
            <text:p>317</text:p>
          </table:table-cell>
          <table:table-cell table:formula="of:=RADIANS([.C81])" office:value-type="float" office:value="5.53269372882203">
            <text:p>5.532693728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Calibration 3 9/7/20</text:p>
          </table:table-cell>
          <table:table-cell table:number-columns-repeated="1022"/>
        </table:table-row>
        <table:table-row table:style-name="ro1">
          <table:table-cell office:value-type="string">
            <text:p>in3</text:p>
          </table:table-cell>
          <table:table-cell/>
          <table:table-cell office:value-type="string">
            <text:p>out3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table:formula="of:=RADIANS([.A85])" office:value-type="float" office:value="2.8623399732707">
            <text:p>2.8623399733</text:p>
          </table:table-cell>
          <table:table-cell office:value-type="float" office:value="357">
            <text:p>357</text:p>
          </table:table-cell>
          <table:table-cell table:formula="of:=RADIANS([.C85])" office:value-type="float" office:value="6.23082542961976">
            <text:p>6.2308254296</text:p>
          </table:table-cell>
          <table:table-cell table:number-columns-repeated="1019"/>
        </table:table-row>
        <table:table-row table:style-name="ro1">
          <table:table-cell office:value-type="float" office:value="-143">
            <text:p>-143</text:p>
          </table:table-cell>
          <table:table-cell table:formula="of:=RADIANS([.A86])" office:value-type="float" office:value="-2.49582083035189">
            <text:p>-2.4958208304</text:p>
          </table:table-cell>
          <table:table-cell office:value-type="float" office:value="44">
            <text:p>44</text:p>
          </table:table-cell>
          <table:table-cell table:formula="of:=RADIANS([.C86])" office:value-type="float" office:value="0.767944870877505">
            <text:p>0.7679448709</text:p>
          </table:table-cell>
          <table:table-cell table:number-columns-repeated="1019"/>
        </table:table-row>
        <table:table-row table:style-name="ro1">
          <table:table-cell office:value-type="float" office:value="-81">
            <text:p>-81</text:p>
          </table:table-cell>
          <table:table-cell table:formula="of:=RADIANS([.A87])" office:value-type="float" office:value="-1.41371669411541">
            <text:p>-1.4137166941</text:p>
          </table:table-cell>
          <table:table-cell office:value-type="float" office:value="92">
            <text:p>92</text:p>
          </table:table-cell>
          <table:table-cell table:formula="of:=RADIANS([.C87])" office:value-type="float" office:value="1.60570291183478">
            <text:p>1.6057029118</text:p>
          </table:table-cell>
          <table:table-cell table:number-columns-repeated="1019"/>
        </table:table-row>
        <table:table-row table:style-name="ro1">
          <table:table-cell office:value-type="float" office:value="-38.1">
            <text:p>-38.1</text:p>
          </table:table-cell>
          <table:table-cell table:formula="of:=RADIANS([.A88])" office:value-type="float" office:value="-0.66497044500984">
            <text:p>-0.664970445</text:p>
          </table:table-cell>
          <table:table-cell office:value-type="float" office:value="134">
            <text:p>134</text:p>
          </table:table-cell>
          <table:table-cell table:formula="of:=RADIANS([.C88])" office:value-type="float" office:value="2.3387411976724">
            <text:p>2.3387411977</text:p>
          </table:table-cell>
          <table:table-cell table:number-columns-repeated="1019"/>
        </table:table-row>
        <table:table-row table:style-name="ro1">
          <table:table-cell office:value-type="float" office:value="5.16">
            <text:p>5.16</text:p>
          </table:table-cell>
          <table:table-cell table:formula="of:=RADIANS([.A89])" office:value-type="float" office:value="0.0900589894029074">
            <text:p>0.0900589894</text:p>
          </table:table-cell>
          <table:table-cell office:value-type="float" office:value="183">
            <text:p>183</text:p>
          </table:table-cell>
          <table:table-cell table:formula="of:=RADIANS([.C89])" office:value-type="float" office:value="3.19395253114962">
            <text:p>3.1939525311</text:p>
          </table:table-cell>
          <table:table-cell table:number-columns-repeated="1019"/>
        </table:table-row>
        <table:table-row table:style-name="ro1">
          <table:table-cell office:value-type="float" office:value="42.6">
            <text:p>42.6</text:p>
          </table:table-cell>
          <table:table-cell table:formula="of:=RADIANS([.A90])" office:value-type="float" office:value="0.743510261349584">
            <text:p>0.7435102613</text:p>
          </table:table-cell>
          <table:table-cell office:value-type="float" office:value="224">
            <text:p>224</text:p>
          </table:table-cell>
          <table:table-cell table:formula="of:=RADIANS([.C90])" office:value-type="float" office:value="3.9095375244673">
            <text:p>3.9095375245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formula="of:=RADIANS([.A91])" office:value-type="float" office:value="1.48352986419518">
            <text:p>1.4835298642</text:p>
          </table:table-cell>
          <table:table-cell office:value-type="float" office:value="271">
            <text:p>271</text:p>
          </table:table-cell>
          <table:table-cell table:formula="of:=RADIANS([.C91])" office:value-type="float" office:value="4.72984227290463">
            <text:p>4.7298422729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table:formula="of:=RADIANS([.A92])" office:value-type="float" office:value="2.14675497995303">
            <text:p>2.14675498</text:p>
          </table:table-cell>
          <table:table-cell office:value-type="float" office:value="314">
            <text:p>314</text:p>
          </table:table-cell>
          <table:table-cell table:formula="of:=RADIANS([.C92])" office:value-type="float" office:value="5.4803338512622">
            <text:p>5.4803338513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>
            <text:p>Calibration Check Calib #1 9/7/20</text:p>
          </table:table-cell>
          <table:table-cell table:number-columns-repeated="1022"/>
        </table:table-row>
        <table:table-row table:style-name="ro1">
          <table:table-cell office:value-type="string">
            <text:p>ST6000 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table:formula="of:=[.B99]-[.A99]" office:value-type="float" office:value="1">
            <text:p>1</text:p>
          </table:table-cell>
          <table:table-cell table:number-columns-repeated="2"/>
          <table:table-cell>
            <draw:frame table:end-cell-address="Sheet1.M119" table:end-x="0.1264in" table:end-y="0.078in" draw:z-index="2" draw:style-name="gr1" draw:text-style-name="P1" svg:width="6.2988in" svg:height="3.5425in" svg:x="0.0508in" svg:y="0.0913in">
              <draw:object draw:notify-on-update-of-ranges="Sheet1.A99:Sheet1.A137 Sheet1.B98:Sheet1.B98 Sheet1.B99:Sheet1.B137 Sheet1.A99:Sheet1.A137 Sheet1.C98:Sheet1.C98 Sheet1.C99:Sheet1.C13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table:formula="of:=[.B100]-[.A100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table:formula="of:=[.B101]-[.A101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table:formula="of:=[.B102]-[.A102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formula="of:=[.B103]-[.A103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[.B104]-[.A104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10">
            <text:p>210</text:p>
          </table:table-cell>
          <table:table-cell table:formula="of:=[.B105]-[.A10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106]-[.A10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92">
            <text:p>192</text:p>
          </table:table-cell>
          <table:table-cell table:formula="of:=[.B107]-[.A10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9">
            <text:p>179</text:p>
          </table:table-cell>
          <table:table-cell table:formula="of:=[.B108]-[.A10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109]-[.A10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formula="of:=[.B110]-[.A110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[.B111]-[.A11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3">
            <text:p>143</text:p>
          </table:table-cell>
          <table:table-cell table:formula="of:=[.B112]-[.A11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[.B113]-[.A113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formula="of:=[.B114]-[.A114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table:formula="of:=[.B115]-[.A115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2.5">
            <text:p>102.5</text:p>
          </table:table-cell>
          <table:table-cell table:formula="of:=[.B116]-[.A116]" office:value-type="float" office:value="2.5">
            <text:p>2.5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formula="of:=[.B117]-[.A117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formula="of:=[.B118]-[.A11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formula="of:=[.B119]-[.A119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B120]-[.A120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B121]-[.A12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122]-[.A122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B123]-[.A123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B124]-[.A124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125]-[.A125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table:formula="of:=[.B126]-[.A126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3">
            <text:p>353</text:p>
          </table:table-cell>
          <table:table-cell table:formula="of:=[.B127]-[.A127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table:formula="of:=[.B128]-[.A12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3">
            <text:p>333</text:p>
          </table:table-cell>
          <table:table-cell table:formula="of:=[.B129]-[.A129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table:formula="of:=[.B130]-[.A130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table:formula="of:=[.B131]-[.A131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03">
            <text:p>303</text:p>
          </table:table-cell>
          <table:table-cell table:formula="of:=[.B132]-[.A132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table:formula="of:=[.B133]-[.A133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table:formula="of:=[.B134]-[.A134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9">
            <text:p>279</text:p>
          </table:table-cell>
          <table:table-cell table:formula="of:=[.B135]-[.A135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[.B136]-[.A136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table:formula="of:=[.B137]-[.A137]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Razor Calibration 10/14/2020</text:p>
          </table:table-cell>
          <table:table-cell table:number-columns-repeated="1022"/>
        </table:table-row>
        <table:table-row table:style-name="ro1">
          <table:table-cell office:value-type="string">
            <text:p>ST6000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/>
          <table:table-cell>
            <draw:frame table:end-cell-address="Sheet1.L163" table:end-x="0.1098in" table:end-y="0.1783in" draw:z-index="4" draw:style-name="gr1" draw:text-style-name="P1" svg:width="6.3327in" svg:height="4.2673in" svg:x="0.0004in" svg:y="0.0008in">
              <draw:object draw:notify-on-update-of-ranges="Sheet1.A141:Sheet1.A178 Sheet1.B140:Sheet1.B140 Sheet1.B141:Sheet1.B178 Sheet1.A141:Sheet1.A178 Sheet1.C140:Sheet1.C140 Sheet1.C141:Sheet1.C17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[.B141]-[.A141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formula="of:=[.B142]-[.A142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[.B143]-[.A143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144]-[.A14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formula="of:=[.B145]-[.A145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table:formula="of:=[.B146]-[.A146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formula="of:=[.B147]-[.A14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39">
            <text:p>239</text:p>
          </table:table-cell>
          <table:table-cell table:formula="of:=[.B148]-[.A14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49">
            <text:p>249</text:p>
          </table:table-cell>
          <table:table-cell table:formula="of:=[.B149]-[.A14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table:formula="of:=[.B150]-[.A150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table:formula="of:=[.B151]-[.A15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table:formula="of:=[.B152]-[.A152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table:formula="of:=[.B153]-[.A153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table:formula="of:=[.B154]-[.A154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table:formula="of:=[.B155]-[.A155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formula="of:=[.B156]-[.A156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27">
            <text:p>327</text:p>
          </table:table-cell>
          <table:table-cell table:formula="of:=[.B157]-[.A157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39">
            <text:p>339</text:p>
          </table:table-cell>
          <table:table-cell table:formula="of:=[.B158]-[.A15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49">
            <text:p>349</text:p>
          </table:table-cell>
          <table:table-cell table:formula="of:=[.B159]-[.A15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59">
            <text:p>359</text:p>
          </table:table-cell>
          <table:table-cell table:formula="of:=[.B160]-[.A16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B161]-[.A16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B162]-[.A162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[.B163]-[.A163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[.B164]-[.A164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B165]-[.A165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B166]-[.A166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formula="of:=[.B167]-[.A167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formula="of:=[.B168]-[.A168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formula="of:=[.B169]-[.A169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table:formula="of:=[.B170]-[.A170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table:formula="of:=[.B171]-[.A17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[.B172]-[.A172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formula="of:=[.B173]-[.A173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8">
            <text:p>138</text:p>
          </table:table-cell>
          <table:table-cell table:formula="of:=[.B174]-[.A17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175]-[.A17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60">
            <text:p>160</text:p>
          </table:table-cell>
          <table:table-cell table:formula="of:=[.B176]-[.A17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177]-[.A17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80">
            <text:p>180</text:p>
          </table:table-cell>
          <table:table-cell table:formula="of:=[.B178]-[.A178]" office:value-type="float" office:value="0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10/24/2020 Recheck Razor Calibration – Moved Razor to Rpi then back to countertop. It did not work well mounted on Rpi with this calubration</text:p>
          </table:table-cell>
          <table:table-cell table:number-columns-repeated="1022"/>
        </table:table-row>
        <table:table-row table:style-name="ro1">
          <table:table-cell office:value-type="string">
            <text:p>ST6000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 table:number-columns-repeated="1020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table:formula="of:=[.B183]-[.A183]" office:value-type="float" office:value="-1">
            <text:p>-1</text:p>
          </table:table-cell>
          <table:table-cell/>
          <table:table-cell>
            <draw:frame table:end-cell-address="Sheet1.L206" table:end-x="0.1063in" table:end-y="0.0047in" draw:z-index="5" draw:style-name="gr1" draw:text-style-name="P1" svg:width="6.3295in" svg:height="3.9244in" svg:x="0in" svg:y="0.1701in">
              <draw:object draw:notify-on-update-of-ranges="Sheet1.A183:Sheet1.A222 Sheet1.B140:Sheet1.B140 Sheet1.B183:Sheet1.B222 Sheet1.A183:Sheet1.A222 Sheet1.C140:Sheet1.C140 Sheet1.C183:Sheet1.C22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table:formula="of:=[.B184]-[.A184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97">
            <text:p>297</text:p>
          </table:table-cell>
          <table:table-cell table:formula="of:=[.B185]-[.A185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6">
            <text:p>306</text:p>
          </table:table-cell>
          <table:table-cell table:formula="of:=[.B186]-[.A186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16">
            <text:p>316</text:p>
          </table:table-cell>
          <table:table-cell table:formula="of:=[.B187]-[.A187]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table:formula="of:=[.B188]-[.A188]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 table:formula="of:=[.B189]-[.A189]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table:formula="of:=[.B190]-[.A190]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formula="of:=[.B191]-[.A191]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table:formula="of:=[.B192]-[.A192]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 table:formula="of:=[.B193]-[.A193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18">
            <text:p>218</text:p>
          </table:table-cell>
          <table:table-cell table:formula="of:=[.B194]-[.A194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table:formula="of:=[.B195]-[.A195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table:formula="of:=[.B196]-[.A196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table:formula="of:=[.B197]-[.A197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table:formula="of:=[.B198]-[.A198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table:formula="of:=[.B199]-[.A199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table:formula="of:=[.B200]-[.A200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81">
            <text:p>281</text:p>
          </table:table-cell>
          <table:table-cell table:formula="of:=[.B201]-[.A20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table:formula="of:=[.B202]-[.A202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formula="of:=[.B203]-[.A203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5">
            <text:p>335</text:p>
          </table:table-cell>
          <table:table-cell table:formula="of:=[.B204]-[.A204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33">
            <text:p>333</text:p>
          </table:table-cell>
          <table:table-cell table:formula="of:=[.B205]-[.A205]" office:value-type="float" office:value="-8">
            <text:p>-8</text:p>
          </table:table-cell>
          <table:table-cell table:number-columns-repeated="102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42">
            <text:p>342</text:p>
          </table:table-cell>
          <table:table-cell table:formula="of:=[.B206]-[.A206]" office:value-type="float" office:value="-9">
            <text:p>-9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table:formula="of:=[.B207]-[.A207]" office:value-type="float" office:value="-9">
            <text:p>-9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08]-[.A208]" office:value-type="float" office:value="-10">
            <text:p>-10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[.B209]-[.A209]" office:value-type="float" office:value="-6">
            <text:p>-6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.5">
            <text:p>23.5</text:p>
          </table:table-cell>
          <table:table-cell table:formula="of:=[.B210]-[.A210]" office:value-type="float" office:value="-6.5">
            <text:p>-6.5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formula="of:=[.B211]-[.A211]" office:value-type="float" office:value="-8">
            <text:p>-8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table:formula="of:=[.B212]-[.A212]" office:value-type="float" office:value="-7">
            <text:p>-7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formula="of:=[.B213]-[.A213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formula="of:=[.B214]-[.A214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80">
            <text:p>80</text:p>
          </table:table-cell>
          <table:table-cell table:formula="of:=[.B215]-[.A21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table:formula="of:=[.B216]-[.A216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table:formula="of:=[.B217]-[.A217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table:formula="of:=[.B218]-[.A218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table:formula="of:=[.B219]-[.A219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7">
            <text:p>137</text:p>
          </table:table-cell>
          <table:table-cell table:formula="of:=[.B220]-[.A220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table:formula="of:=[.B221]-[.A221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table:formula="of:=[.B222]-[.A222]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/24/20 In motion measurements used for SignalK calibration with Razor molunted on Rpi</text:p>
          </table:table-cell>
          <table:table-cell table:number-columns-repeated="1022"/>
        </table:table-row>
        <table:table-row table:style-name="ro1">
          <table:table-cell office:value-type="string">
            <text:p>in1</text:p>
          </table:table-cell>
          <table:table-cell office:value-type="string">
            <text:p>Razor in</text:p>
          </table:table-cell>
          <table:table-cell office:value-type="string">
            <text:p>out1</text:p>
          </table:table-cell>
          <table:table-cell office:value-type="string">
            <text:p>St-6000</text:p>
          </table:table-cell>
          <table:table-cell table:number-columns-repeated="2"/>
          <table:table-cell>
            <draw:frame table:end-cell-address="Sheet1.N245" table:end-x="0.1823in" table:end-y="0.1028in" draw:z-index="3" draw:style-name="gr1" draw:text-style-name="P1" svg:width="6.2988in" svg:height="3.5429in" svg:x="0.1067in" svg:y="0.1157in">
              <draw:object draw:notify-on-update-of-ranges="Sheet1.B226:Sheet1.B234 Sheet1.B225:Sheet1.B225 Sheet1.D226:Sheet1.D23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3" office:value-type="float" office:value="159">
            <text:p>159</text:p>
          </table:table-cell>
          <table:table-cell table:style-name="ce3" table:formula="of:=RADIANS([.A226])" office:value-type="float" office:value="2.77507351067098">
            <text:p>2.7750735107</text:p>
          </table:table-cell>
          <table:table-cell table:style-name="ce3" office:value-type="float" office:value="4">
            <text:p>4</text:p>
          </table:table-cell>
          <table:table-cell table:style-name="ce3" table:formula="of:=RADIANS([.C226])" office:value-type="float" office:value="0.0698131700797732">
            <text:p>0.0698131701</text:p>
          </table:table-cell>
          <table:table-cell table:number-columns-repeated="1019"/>
        </table:table-row>
        <table:table-row table:style-name="ro1">
          <table:table-cell table:style-name="ce3" office:value-type="float" office:value="-154">
            <text:p>-154</text:p>
          </table:table-cell>
          <table:table-cell table:style-name="ce3" table:formula="of:=RADIANS([.A227])" office:value-type="float" office:value="-2.68780704807127">
            <text:p>-2.6878070481</text:p>
          </table:table-cell>
          <table:table-cell table:style-name="ce3" office:value-type="float" office:value="44">
            <text:p>44</text:p>
          </table:table-cell>
          <table:table-cell table:style-name="ce3" table:formula="of:=RADIANS([.C227])" office:value-type="float" office:value="0.767944870877505">
            <text:p>0.7679448709</text:p>
          </table:table-cell>
          <table:table-cell table:number-columns-repeated="1019"/>
        </table:table-row>
        <table:table-row table:style-name="ro1">
          <table:table-cell table:style-name="ce3" office:value-type="float" office:value="-70">
            <text:p>-70</text:p>
          </table:table-cell>
          <table:table-cell table:style-name="ce3" table:formula="of:=RADIANS([.A228])" office:value-type="float" office:value="-1.22173047639603">
            <text:p>-1.2217304764</text:p>
          </table:table-cell>
          <table:table-cell table:style-name="ce3" office:value-type="float" office:value="90">
            <text:p>90</text:p>
          </table:table-cell>
          <table:table-cell table:style-name="ce3" table:formula="of:=RADIANS([.C228])" office:value-type="float" office:value="1.5707963267949">
            <text:p>1.5707963268</text:p>
          </table:table-cell>
          <table:table-cell table:number-columns-repeated="101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table:formula="of:=RADIANS([.A229])" office:value-type="float" office:value="0">
            <text:p>0</text:p>
          </table:table-cell>
          <table:table-cell table:style-name="ce3" office:value-type="float" office:value="145">
            <text:p>145</text:p>
          </table:table-cell>
          <table:table-cell table:style-name="ce3" table:formula="of:=RADIANS([.C229])" office:value-type="float" office:value="2.53072741539178">
            <text:p>2.5307274154</text:p>
          </table:table-cell>
          <table:table-cell table:number-columns-repeated="1019"/>
        </table:table-row>
        <table:table-row table:style-name="ro1">
          <table:table-cell table:style-name="ce3" office:value-type="float" office:value="-13">
            <text:p>-13</text:p>
          </table:table-cell>
          <table:table-cell table:style-name="ce3" table:formula="of:=RADIANS([.A230])" office:value-type="float" office:value="-0.226892802759263">
            <text:p>-0.2268928028</text:p>
          </table:table-cell>
          <table:table-cell table:style-name="ce3" office:value-type="float" office:value="134">
            <text:p>134</text:p>
          </table:table-cell>
          <table:table-cell table:style-name="ce3" table:formula="of:=RADIANS([.C230])" office:value-type="float" office:value="2.3387411976724">
            <text:p>2.3387411977</text:p>
          </table:table-cell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table:formula="of:=RADIANS([.A231])" office:value-type="float" office:value="0.453785605518526">
            <text:p>0.4537856055</text:p>
          </table:table-cell>
          <table:table-cell table:style-name="ce3" office:value-type="float" office:value="180">
            <text:p>180</text:p>
          </table:table-cell>
          <table:table-cell table:style-name="ce3" table:formula="of:=RADIANS([.C231])"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3" table:formula="of:=RADIANS([.A232])" office:value-type="float" office:value="1.02974425867665">
            <text:p>1.0297442587</text:p>
          </table:table-cell>
          <table:table-cell table:style-name="ce3" office:value-type="float" office:value="226">
            <text:p>226</text:p>
          </table:table-cell>
          <table:table-cell table:style-name="ce3" table:formula="of:=RADIANS([.C232])" office:value-type="float" office:value="3.94444410950718">
            <text:p>3.9444441095</text:p>
          </table:table-cell>
          <table:table-cell table:number-columns-repeated="1019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3" table:formula="of:=RADIANS([.A233])" office:value-type="float" office:value="1.48352986419518">
            <text:p>1.4835298642</text:p>
          </table:table-cell>
          <table:table-cell table:style-name="ce3" office:value-type="float" office:value="270">
            <text:p>270</text:p>
          </table:table-cell>
          <table:table-cell table:style-name="ce3" table:formula="of:=RADIANS([.C233])" office:value-type="float" office:value="4.71238898038469">
            <text:p>4.7123889804</text:p>
          </table:table-cell>
          <table:table-cell table:number-columns-repeated="1019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3" table:formula="of:=RADIANS([.A234])" office:value-type="float" office:value="2.0943951023932">
            <text:p>2.0943951024</text:p>
          </table:table-cell>
          <table:table-cell table:style-name="ce3" office:value-type="float" office:value="315">
            <text:p>315</text:p>
          </table:table-cell>
          <table:table-cell table:style-name="ce3" table:formula="of:=RADIANS([.C234])" office:value-type="float" office:value="5.49778714378214">
            <text:p>5.4977871438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table:formula="of:=RADIANS([.A235])" office:value-type="float" office:value="2.61799387799149">
            <text:p>2.617993878</text:p>
          </table:table-cell>
          <table:table-cell office:value-type="float" office:value="360">
            <text:p>360</text:p>
          </table:table-cell>
          <table:table-cell table:formula="of:=RADIANS([.C235])" office:value-type="float" office:value="6.28318530717959">
            <text:p>6.2831853072</text:p>
          </table:table-cell>
          <table:table-cell table:number-columns-repeated="1019"/>
        </table:table-row>
        <table:table-row table:style-name="ro1">
          <table:table-cell office:value-type="float" office:value="-150">
            <text:p>-150</text:p>
          </table:table-cell>
          <table:table-cell table:formula="of:=RADIANS([.A236])" office:value-type="float" office:value="-2.61799387799149">
            <text:p>-2.617993878</text:p>
          </table:table-cell>
          <table:table-cell office:value-type="float" office:value="45">
            <text:p>45</text:p>
          </table:table-cell>
          <table:table-cell table:formula="of:=RADIANS([.C236])" office:value-type="float" office:value="0.785398163397448">
            <text:p>0.7853981634</text:p>
          </table:table-cell>
          <table:table-cell table:number-columns-repeated="1019"/>
        </table:table-row>
        <table:table-row table:style-name="ro1">
          <table:table-cell office:value-type="float" office:value="-67">
            <text:p>-67</text:p>
          </table:table-cell>
          <table:table-cell table:formula="of:=RADIANS([.A237])" office:value-type="float" office:value="-1.1693705988362">
            <text:p>-1.1693705988</text:p>
          </table:table-cell>
          <table:table-cell office:value-type="float" office:value="91">
            <text:p>91</text:p>
          </table:table-cell>
          <table:table-cell table:formula="of:=RADIANS([.C237])" office:value-type="float" office:value="1.58824961931484">
            <text:p>1.5882496193</text:p>
          </table:table-cell>
          <table:table-cell table:number-columns-repeated="1019"/>
        </table:table-row>
        <table:table-row table:style-name="ro1">
          <table:table-cell office:value-type="float" office:value="-13">
            <text:p>-13</text:p>
          </table:table-cell>
          <table:table-cell table:formula="of:=RADIANS([.A238])" office:value-type="float" office:value="-0.226892802759263">
            <text:p>-0.2268928028</text:p>
          </table:table-cell>
          <table:table-cell office:value-type="float" office:value="137">
            <text:p>137</text:p>
          </table:table-cell>
          <table:table-cell table:formula="of:=RADIANS([.C238])" office:value-type="float" office:value="2.39110107523223">
            <text:p>2.3911010752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formula="of:=RADIANS([.A239])" office:value-type="float" office:value="0.401425727958696">
            <text:p>0.401425728</text:p>
          </table:table-cell>
          <table:table-cell office:value-type="float" office:value="181">
            <text:p>181</text:p>
          </table:table-cell>
          <table:table-cell table:formula="of:=RADIANS([.C239])" office:value-type="float" office:value="3.15904594610974">
            <text:p>3.1590459461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formula="of:=RADIANS([.A240])" office:value-type="float" office:value="0.959931088596881">
            <text:p>0.9599310886</text:p>
          </table:table-cell>
          <table:table-cell office:value-type="float" office:value="226">
            <text:p>226</text:p>
          </table:table-cell>
          <table:table-cell table:formula="of:=RADIANS([.C240])" office:value-type="float" office:value="3.94444410950718">
            <text:p>3.9444441095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formula="of:=RADIANS([.A241])" office:value-type="float" office:value="1.44862327915529">
            <text:p>1.4486232792</text:p>
          </table:table-cell>
          <table:table-cell office:value-type="float" office:value="269">
            <text:p>269</text:p>
          </table:table-cell>
          <table:table-cell table:formula="of:=RADIANS([.C241])" office:value-type="float" office:value="4.69493568786475">
            <text:p>4.6949356879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formula="of:=RADIANS([.A242])" office:value-type="float" office:value="1.97222205475359">
            <text:p>1.9722220548</text:p>
          </table:table-cell>
          <table:table-cell office:value-type="float" office:value="315">
            <text:p>315</text:p>
          </table:table-cell>
          <table:table-cell table:formula="of:=RADIANS([.C242])" office:value-type="float" office:value="5.49778714378214">
            <text:p>5.4977871438</text:p>
          </table:table-cell>
          <table:table-cell table:number-columns-repeated="1019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6"/>
          <table:table-cell>
            <draw:frame table:end-cell-address="Sheet1.N270" table:end-x="0.0764in" table:end-y="0.1654in" draw:z-index="6" draw:style-name="gr1" draw:text-style-name="P1" svg:width="6.2988in" svg:height="3.5429in" svg:x="0.0008in" svg:y="0.0008in">
              <draw:object draw:notify-on-update-of-ranges="Sheet1.B235:Sheet1.B242 Sheet1.B225:Sheet1.B225 Sheet1.D235:Sheet1.D24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9">
          <table:table-cell table:number-columns-repeated="1023"/>
        </table:table-row>
        <table:table-row table:style-name="ro1">
          <table:table-cell table:number-columns-repeated="8"/>
          <table:table-cell>
            <draw:frame table:end-cell-address="Sheet1.Q296" table:end-x="0.5043in" table:end-y="0.0858in" draw:z-index="7" draw:style-name="gr1" draw:text-style-name="P1" svg:width="7.5634in" svg:height="4.5331in" svg:x="0.0531in" svg:y="0.0134in">
              <draw:object draw:notify-on-update-of-ranges="Sheet1.D275:Sheet1.D283 Sheet1.A273:Sheet1.A273 Sheet1.B275:Sheet1.B283 Sheet1.D291:Sheet1.D298 Sheet1.A289:Sheet1.A289 Sheet1.B291:Sheet1.B29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1<text:span text:style-name="T1">st</text:span> Razor Calibration 11/7/2020: Razor mounted on Rpi</text:p>
          </table:table-cell>
          <table:table-cell table:number-columns-repeated="1022"/>
        </table:table-row>
        <table:table-row table:style-name="ro1">
          <table:table-cell office:value-type="string">
            <text:p>out1</text:p>
          </table:table-cell>
          <table:table-cell office:value-type="string">
            <text:p>ST-6000</text:p>
          </table:table-cell>
          <table:table-cell office:value-type="string">
            <text:p>In1</text:p>
          </table:table-cell>
          <table:table-cell office:value-type="string">
            <text:p>Razor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table:style-name="ce4" table:formula="of:=RADIANS([.A275])" office:value-type="float" office:value="3.14159265358979">
            <text:p>3.1415926536</text:p>
          </table:table-cell>
          <table:table-cell office:value-type="float" office:value="1">
            <text:p>1</text:p>
          </table:table-cell>
          <table:table-cell table:style-name="ce4" table:formula="of:=RADIANS([.C275])" office:value-type="float" office:value="0.0174532925199433">
            <text:p>0.0174532925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table:style-name="ce4" table:formula="of:=RADIANS([.A276])" office:value-type="float" office:value="3.92699081698724">
            <text:p>3.926990817</text:p>
          </table:table-cell>
          <table:table-cell office:value-type="float" office:value="42">
            <text:p>42</text:p>
          </table:table-cell>
          <table:table-cell table:style-name="ce4" table:formula="of:=RADIANS([.C276])" office:value-type="float" office:value="0.733038285837618">
            <text:p>0.7330382858</text:p>
          </table:table-cell>
          <table:table-cell table:number-columns-repeated="1019"/>
        </table:table-row>
        <table:table-row table:style-name="ro1">
          <table:table-cell office:value-type="float" office:value="272">
            <text:p>272</text:p>
          </table:table-cell>
          <table:table-cell table:style-name="ce4" table:formula="of:=RADIANS([.A277])" office:value-type="float" office:value="4.74729556542458">
            <text:p>4.7472955654</text:p>
          </table:table-cell>
          <table:table-cell office:value-type="float" office:value="90">
            <text:p>90</text:p>
          </table:table-cell>
          <table:table-cell table:style-name="ce4" table:formula="of:=RADIANS([.C277])" office:value-type="float" office:value="1.5707963267949">
            <text:p>1.5707963268</text:p>
          </table:table-cell>
          <table:table-cell table:number-columns-repeated="1019"/>
        </table:table-row>
        <table:table-row table:style-name="ro1">
          <table:table-cell office:value-type="float" office:value="318">
            <text:p>318</text:p>
          </table:table-cell>
          <table:table-cell table:style-name="ce4" table:formula="of:=RADIANS([.A278])" office:value-type="float" office:value="5.55014702134197">
            <text:p>5.5501470213</text:p>
          </table:table-cell>
          <table:table-cell office:value-type="float" office:value="142">
            <text:p>142</text:p>
          </table:table-cell>
          <table:table-cell table:style-name="ce4" table:formula="of:=RADIANS([.C278])" office:value-type="float" office:value="2.47836753783195">
            <text:p>2.478367537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RADIANS([.A279])" office:value-type="float" office:value="0">
            <text:p>0</text:p>
          </table:table-cell>
          <table:table-cell office:value-type="float" office:value="-177">
            <text:p>-177</text:p>
          </table:table-cell>
          <table:table-cell table:style-name="ce4" table:formula="of:=RADIANS([.C279])" office:value-type="float" office:value="-3.08923277602996">
            <text:p>-3.089232776</text:p>
          </table:table-cell>
          <table:table-cell table:formula="of:=[.D279]+6.2831853" office:value-type="float" office:value="3.19395252397004">
            <text:p>3.193952524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4" table:formula="of:=RADIANS([.A280])" office:value-type="float" office:value="0.785398163397448">
            <text:p>0.7853981634</text:p>
          </table:table-cell>
          <table:table-cell office:value-type="float" office:value="-136">
            <text:p>-136</text:p>
          </table:table-cell>
          <table:table-cell table:style-name="ce4" table:formula="of:=RADIANS([.C280])" office:value-type="float" office:value="-2.37364778271229">
            <text:p>-2.3736477827</text:p>
          </table:table-cell>
          <table:table-cell table:formula="of:=[.D280]+6.2831853" office:value-type="float" office:value="3.90953751728771">
            <text:p>3.9095375173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4" table:formula="of:=RADIANS([.A281])" office:value-type="float" office:value="1.55334303427495">
            <text:p>1.5533430343</text:p>
          </table:table-cell>
          <table:table-cell office:value-type="float" office:value="-90">
            <text:p>-90</text:p>
          </table:table-cell>
          <table:table-cell table:style-name="ce4" table:formula="of:=RADIANS([.C281])" office:value-type="float" office:value="-1.5707963267949">
            <text:p>-1.5707963268</text:p>
          </table:table-cell>
          <table:table-cell table:formula="of:=[.D281]+6.2831853" office:value-type="float" office:value="4.7123889732051">
            <text:p>4.7123889732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table:style-name="ce4" table:formula="of:=RADIANS([.A282])" office:value-type="float" office:value="2.37364778271229">
            <text:p>2.3736477827</text:p>
          </table:table-cell>
          <table:table-cell office:value-type="float" office:value="-47">
            <text:p>-47</text:p>
          </table:table-cell>
          <table:table-cell table:style-name="ce4" table:formula="of:=RADIANS([.C282])" office:value-type="float" office:value="-0.820304748437335">
            <text:p>-0.8203047484</text:p>
          </table:table-cell>
          <table:table-cell table:formula="of:=[.D282]+6.2831853" office:value-type="float" office:value="5.46288055156266">
            <text:p>5.4628805516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table:style-name="ce4" table:formula="of:=RADIANS([.A283])" office:value-type="float" office:value="4.71238898038469">
            <text:p>4.7123889804</text:p>
          </table:table-cell>
          <table:table-cell office:value-type="float" office:value="88">
            <text:p>88</text:p>
          </table:table-cell>
          <table:table-cell table:style-name="ce4" table:formula="of:=RADIANS([.C283])" office:value-type="float" office:value="1.53588974175501">
            <text:p>1.5358897418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226">
            <text:p>226</text:p>
          </table:table-cell>
          <table:table-cell table:style-name="ce4" table:formula="of:=RADIANS([.A286])" office:value-type="float" office:value="3.94444410950718">
            <text:p>3.9444441095</text:p>
          </table:table-cell>
          <table:table-cell office:value-type="float" office:value="33">
            <text:p>33</text:p>
          </table:table-cell>
          <table:table-cell table:style-name="ce4" table:formula="of:=RADIANS([.C286])" office:value-type="float" office:value="0.575958653158129">
            <text:p>0.5759586532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table:style-name="ce4" table:formula="of:=RADIANS([.A287])" office:value-type="float" office:value="3.14159265358979">
            <text:p>3.1415926536</text:p>
          </table:table-cell>
          <table:table-cell office:value-type="float" office:value="-8">
            <text:p>-8</text:p>
          </table:table-cell>
          <table:table-cell table:style-name="ce4" table:formula="of:=RADIANS([.C287])" office:value-type="float" office:value="-0.139626340159546">
            <text:p>-0.1396263402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2<text:span text:style-name="T1">nd</text:span> Razor Calib 11/7/2020 Razor mounted on Rpi</text:p>
          </table:table-cell>
          <table:table-cell table:number-columns-repeated="1022"/>
        </table:table-row>
        <table:table-row table:style-name="ro1">
          <table:table-cell office:value-type="string">
            <text:p>out1</text:p>
          </table:table-cell>
          <table:table-cell office:value-type="string">
            <text:p>St6000</text:p>
          </table:table-cell>
          <table:table-cell office:value-type="string">
            <text:p>In1</text:p>
          </table:table-cell>
          <table:table-cell office:value-type="string">
            <text:p>Razor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table:style-name="ce4" table:formula="of:=RADIANS([.A291])" office:value-type="float" office:value="2.37364778271229">
            <text:p>2.3736477827</text:p>
          </table:table-cell>
          <table:table-cell office:value-type="float" office:value="-42">
            <text:p>-42</text:p>
          </table:table-cell>
          <table:table-cell table:style-name="ce4" table:formula="of:=RADIANS([.C291])" office:value-type="float" office:value="-0.733038285837618">
            <text:p>-0.7330382858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table:style-name="ce4" table:formula="of:=RADIANS([.A292])" office:value-type="float" office:value="3.12413936106985">
            <text:p>3.1241393611</text:p>
          </table:table-cell>
          <table:table-cell office:value-type="float" office:value="-3">
            <text:p>-3</text:p>
          </table:table-cell>
          <table:table-cell table:style-name="ce4" table:formula="of:=RADIANS([.C292])" office:value-type="float" office:value="-0.0523598775598299">
            <text:p>-0.0523598776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table:style-name="ce4" table:formula="of:=RADIANS([.A293])" office:value-type="float" office:value="3.85717764690747">
            <text:p>3.8571776469</text:p>
          </table:table-cell>
          <table:table-cell office:value-type="float" office:value="36">
            <text:p>36</text:p>
          </table:table-cell>
          <table:table-cell table:style-name="ce4" table:formula="of:=RADIANS([.C293])" office:value-type="float" office:value="0.628318530717959">
            <text:p>0.6283185307</text:p>
          </table:table-cell>
          <table:table-cell table:number-columns-repeated="1019"/>
        </table:table-row>
        <table:table-row table:style-name="ro1">
          <table:table-cell office:value-type="float" office:value="273">
            <text:p>273</text:p>
          </table:table-cell>
          <table:table-cell table:style-name="ce4" table:formula="of:=RADIANS([.A294])" office:value-type="float" office:value="4.76474885794452">
            <text:p>4.7647488579</text:p>
          </table:table-cell>
          <table:table-cell office:value-type="float" office:value="91">
            <text:p>91</text:p>
          </table:table-cell>
          <table:table-cell table:style-name="ce4" table:formula="of:=RADIANS([.C294])" office:value-type="float" office:value="1.58824961931484">
            <text:p>1.5882496193</text:p>
          </table:table-cell>
          <table:table-cell table:number-columns-repeated="1019"/>
        </table:table-row>
        <table:table-row table:style-name="ro1">
          <table:table-cell office:value-type="float" office:value="316">
            <text:p>316</text:p>
          </table:table-cell>
          <table:table-cell table:style-name="ce4" table:formula="of:=RADIANS([.A295])" office:value-type="float" office:value="5.51524043630208">
            <text:p>5.5152404363</text:p>
          </table:table-cell>
          <table:table-cell office:value-type="float" office:value="138">
            <text:p>138</text:p>
          </table:table-cell>
          <table:table-cell table:style-name="ce4" table:formula="of:=RADIANS([.C295])" office:value-type="float" office:value="2.40855436775217">
            <text:p>2.4085543678</text:p>
          </table:table-cell>
          <table:table-cell table:number-columns-repeated="1019"/>
        </table:table-row>
        <table:table-row table:style-name="ro1">
          <table:table-cell office:value-type="float" office:value="350">
            <text:p>350</text:p>
          </table:table-cell>
          <table:table-cell table:style-name="ce4" table:formula="of:=RADIANS([.A296])" office:value-type="float" office:value="6.10865238198015">
            <text:p>6.108652382</text:p>
          </table:table-cell>
          <table:table-cell office:value-type="float" office:value="176">
            <text:p>176</text:p>
          </table:table-cell>
          <table:table-cell table:style-name="ce4" table:formula="of:=RADIANS([.C296])" office:value-type="float" office:value="3.07177948351002">
            <text:p>3.0717794835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style-name="ce4" table:formula="of:=RADIANS([.A297])" office:value-type="float" office:value="0.802851455917392">
            <text:p>0.8028514559</text:p>
          </table:table-cell>
          <table:table-cell office:value-type="float" office:value="-131">
            <text:p>-131</text:p>
          </table:table-cell>
          <table:table-cell table:style-name="ce4" table:formula="of:=RADIANS([.C297])" office:value-type="float" office:value="-2.28638132011257">
            <text:p>-2.2863813201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style-name="ce4" table:formula="of:=RADIANS([.A298])" office:value-type="float" office:value="1.58824961931484">
            <text:p>1.5882496193</text:p>
          </table:table-cell>
          <table:table-cell office:value-type="float" office:value="-84">
            <text:p>-84</text:p>
          </table:table-cell>
          <table:table-cell table:style-name="ce4" table:formula="of:=RADIANS([.C298])" office:value-type="float" office:value="-1.46607657167524">
            <text:p>-1.4660765717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Razor Calib 11/8/2020 Razor on Counter</text:p>
          </table:table-cell>
          <table:table-cell table:number-columns-repeated="1022"/>
        </table:table-row>
        <table:table-row table:style-name="ro1">
          <table:table-cell office:value-type="string">
            <text:p>out1</text:p>
          </table:table-cell>
          <table:table-cell office:value-type="string">
            <text:p>St6000</text:p>
          </table:table-cell>
          <table:table-cell office:value-type="string">
            <text:p>In1</text:p>
          </table:table-cell>
          <table:table-cell office:value-type="string">
            <text:p>Razor</text:p>
            <draw:frame table:end-cell-address="Sheet1.K321" table:end-x="0.739in" table:end-y="0.0354in" draw:z-index="8" draw:style-name="gr1" draw:text-style-name="P1" svg:width="6.2988in" svg:height="3.5425in" svg:x="0.6634in" svg:y="0.0488in">
              <draw:object draw:notify-on-update-of-ranges="Sheet1.C302:Sheet1.C321 Sheet1.A300:Sheet1.A300 Sheet1.A302:Sheet1.A32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-46">
            <text:p>-46</text:p>
          </table:table-cell>
          <table:table-cell table:number-columns-repeated="1020"/>
        </table:table-row>
        <table:table-row table:style-name="ro1">
          <table:table-cell office:value-type="float" office:value="341">
            <text:p>341</text:p>
          </table:table-cell>
          <table:table-cell/>
          <table:table-cell office:value-type="float" office:value="-171">
            <text:p>-171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-152.5">
            <text:p>-152.5</text:p>
          </table:table-cell>
          <table:table-cell table:number-columns-repeated="1020"/>
        </table:table-row>
        <table:table-row table:style-name="ro1">
          <table:table-cell office:value-type="float" office:value="358">
            <text:p>358</text:p>
          </table:table-cell>
          <table:table-cell/>
          <table:table-cell office:value-type="float" office:value="-164">
            <text:p>-164</text:p>
          </table:table-cell>
          <table:table-cell table:number-columns-repeated="1020"/>
        </table:table-row>
        <table:table-row table:style-name="ro1">
          <table:table-cell office:value-type="float" office:value="298">
            <text:p>298</text:p>
          </table:table-cell>
          <table:table-cell/>
          <table:table-cell office:value-type="float" office:value="155">
            <text:p>155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113">
            <text:p>113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/>
          <table:table-cell office:value-type="float" office:value="167">
            <text:p>167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/>
          <table:table-cell office:value-type="float" office:value="167">
            <text:p>167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-164">
            <text:p>-164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-134">
            <text:p>-134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-96">
            <text:p>-96</text:p>
          </table:table-cell>
          <table:table-cell table:number-columns-repeated="1020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float" office:value="-64">
            <text:p>-64</text:p>
          </table:table-cell>
          <table:table-cell table:number-columns-repeated="1020"/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float" office:value="-32">
            <text:p>-32</text:p>
          </table:table-cell>
          <table:table-cell table:number-columns-repeated="1020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float" office:value="28.2">
            <text:p>28.2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/>
          <table:table-cell office:value-type="float" office:value="119">
            <text:p>119</text:p>
          </table:table-cell>
          <table:table-cell table:number-columns-repeated="1020"/>
        </table:table-row>
        <table:table-row table:style-name="ro1">
          <table:table-cell office:value-type="float" office:value="317">
            <text:p>317</text:p>
          </table:table-cell>
          <table:table-cell/>
          <table:table-cell office:value-type="float" office:value="169">
            <text:p>169</text:p>
          </table:table-cell>
          <table:table-cell table:number-columns-repeated="1020"/>
        </table:table-row>
        <table:table-row table:style-name="ro1">
          <table:table-cell office:value-type="float" office:value="359">
            <text:p>359</text:p>
          </table:table-cell>
          <table:table-cell/>
          <table:table-cell office:value-type="float" office:value="-163">
            <text:p>-163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-132">
            <text:p>-132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-134">
            <text:p>-134</text:p>
          </table:table-cell>
          <table:table-cell table:number-columns-repeated="1020"/>
        </table:table-row>
        <table:table-row table:style-name="ro1">
          <table:table-cell table:number-columns-repeated="5"/>
          <table:table-cell>
            <draw:frame table:end-cell-address="Sheet1.M342" table:end-x="0.8319in" table:end-y="0.1323in" draw:z-index="9" draw:style-name="gr1" draw:text-style-name="P1" svg:width="6.2988in" svg:height="3.5224in" svg:x="0.7563in" svg:y="0.1661in">
              <draw:object draw:notify-on-update-of-ranges="Sheet1.A325:Sheet1.A332 Sheet1.C325:Sheet1.C332 Sheet1.A323:Sheet1.A323 Sheet1.A325:Sheet1.A332 Sheet1.C346:Sheet1.C353 Sheet1.A344:Sheet1.A344 Sheet1.A346:Sheet1.A353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Razor Calib 11/10/20Razoron Counter Calm</text:p>
          </table:table-cell>
          <table:table-cell table:number-columns-repeated="1022"/>
        </table:table-row>
        <table:table-row table:style-name="ro1">
          <table:table-cell office:value-type="string">
            <text:p>out1</text:p>
          </table:table-cell>
          <table:table-cell office:value-type="string">
            <text:p>St6000</text:p>
          </table:table-cell>
          <table:table-cell office:value-type="string">
            <text:p>In1</text:p>
          </table:table-cell>
          <table:table-cell office:value-type="string">
            <text:p>Razor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table:style-name="ce4" table:formula="of:=RADIANS([.A325])" office:value-type="float" office:value="3.14159265358979">
            <text:p>3.1415926536</text:p>
          </table:table-cell>
          <table:table-cell office:value-type="float" office:value="-31">
            <text:p>-31</text:p>
          </table:table-cell>
          <table:table-cell table:style-name="ce4" table:formula="of:=RADIANS([.C325])" office:value-type="float" office:value="-0.541052068118242">
            <text:p>-0.5410520681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table:style-name="ce4" table:formula="of:=RADIANS([.A326])" office:value-type="float" office:value="3.94444410950718">
            <text:p>3.9444441095</text:p>
          </table:table-cell>
          <table:table-cell office:value-type="float" office:value="27">
            <text:p>27</text:p>
          </table:table-cell>
          <table:table-cell table:style-name="ce4" table:formula="of:=RADIANS([.C326])" office:value-type="float" office:value="0.471238898038469">
            <text:p>0.471238898</text:p>
          </table:table-cell>
          <table:table-cell table:number-columns-repeated="1019"/>
        </table:table-row>
        <table:table-row table:style-name="ro1">
          <table:table-cell office:value-type="float" office:value="269">
            <text:p>269</text:p>
          </table:table-cell>
          <table:table-cell table:style-name="ce4" table:formula="of:=RADIANS([.A327])" office:value-type="float" office:value="4.69493568786475">
            <text:p>4.6949356879</text:p>
          </table:table-cell>
          <table:table-cell office:value-type="float" office:value="120">
            <text:p>120</text:p>
          </table:table-cell>
          <table:table-cell table:style-name="ce4" table:formula="of:=RADIANS([.C327])" office:value-type="float" office:value="2.0943951023932">
            <text:p>2.0943951024</text:p>
          </table:table-cell>
          <table:table-cell table:number-columns-repeated="1019"/>
        </table:table-row>
        <table:table-row table:style-name="ro1">
          <table:table-cell office:value-type="float" office:value="315">
            <text:p>315</text:p>
          </table:table-cell>
          <table:table-cell table:style-name="ce4" table:formula="of:=RADIANS([.A328])" office:value-type="float" office:value="5.49778714378214">
            <text:p>5.4977871438</text:p>
          </table:table-cell>
          <table:table-cell office:value-type="float" office:value="167">
            <text:p>167</text:p>
          </table:table-cell>
          <table:table-cell table:style-name="ce4" table:formula="of:=RADIANS([.C328])" office:value-type="float" office:value="2.91469985083053">
            <text:p>2.9146998508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table:style-name="ce4" table:formula="of:=RADIANS([.A329])" office:value-type="float" office:value="2.3387411976724">
            <text:p>2.3387411977</text:p>
          </table:table-cell>
          <table:table-cell office:value-type="float" office:value="-68">
            <text:p>-68</text:p>
          </table:table-cell>
          <table:table-cell table:style-name="ce4" table:formula="of:=RADIANS([.C329])" office:value-type="float" office:value="-1.18682389135614">
            <text:p>-1.1868238914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style-name="ce4" table:formula="of:=RADIANS([.A330])" office:value-type="float" office:value="1.60570291183478">
            <text:p>1.6057029118</text:p>
          </table:table-cell>
          <table:table-cell office:value-type="float" office:value="-100">
            <text:p>-100</text:p>
          </table:table-cell>
          <table:table-cell table:style-name="ce4" table:formula="of:=RADIANS([.C330])" office:value-type="float" office:value="-1.74532925199433">
            <text:p>-1.745329252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style-name="ce4" table:formula="of:=RADIANS([.A331])" office:value-type="float" office:value="0.767944870877505">
            <text:p>0.7679448709</text:p>
          </table:table-cell>
          <table:table-cell office:value-type="float" office:value="-136">
            <text:p>-136</text:p>
          </table:table-cell>
          <table:table-cell table:style-name="ce4" table:formula="of:=RADIANS([.C331])" office:value-type="float" office:value="-2.37364778271229">
            <text:p>-2.3736477827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4" table:formula="of:=RADIANS([.A332])" office:value-type="float" office:value="0.0174532925199433">
            <text:p>0.0174532925</text:p>
          </table:table-cell>
          <table:table-cell office:value-type="float" office:value="-164">
            <text:p>-164</text:p>
          </table:table-cell>
          <table:table-cell table:style-name="ce4" table:formula="of:=RADIANS([.C332])" office:value-type="float" office:value="-2.8623399732707">
            <text:p>-2.8623399733</text:p>
          </table:table-cell>
          <table:table-cell table:number-columns-repeated="1019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office:value-type="string">
            <text:p>Razor Calib B 11/10/20 2” Back on Counter, Calm</text:p>
          </table:table-cell>
          <table:table-cell table:number-columns-repeated="1022"/>
        </table:table-row>
        <table:table-row table:style-name="ro1">
          <table:table-cell office:value-type="string">
            <text:p>out1</text:p>
          </table:table-cell>
          <table:table-cell office:value-type="string">
            <text:p>St6000</text:p>
          </table:table-cell>
          <table:table-cell office:value-type="string">
            <text:p>In1</text:p>
          </table:table-cell>
          <table:table-cell office:value-type="string">
            <text:p>Razor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float" office:value="-69">
            <text:p>-69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float" office:value="-30">
            <text:p>-30</text:p>
          </table:table-cell>
          <table:table-cell table:number-columns-repeated="1020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124">
            <text:p>12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float" office:value="167">
            <text:p>16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-165">
            <text:p>-165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-136">
            <text:p>-136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float" office:value="-101">
            <text:p>-10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Check Calibration <text:s/>A 11/10/20 </text:p>
          </table:table-cell>
          <table:table-cell table:number-columns-repeated="1022"/>
        </table:table-row>
        <table:table-row table:style-name="ro1">
          <table:table-cell office:value-type="string">
            <text:p>ST6000 </text:p>
          </table:table-cell>
          <table:table-cell office:value-type="string">
            <text:p>Razor</text:p>
          </table:table-cell>
          <table:table-cell office:value-type="string">
            <text:p>ST6000-Razor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A357]-[.B357]" office:value-type="float" office:value="-2">
            <text:p>-2</text:p>
          </table:table-cell>
          <table:table-cell/>
          <table:table-cell>
            <draw:frame table:end-cell-address="Sheet1.M377" table:end-x="0.0929in" table:end-y="0.0252in" draw:z-index="10" draw:style-name="gr1" draw:text-style-name="P1" svg:width="6.7803in" svg:height="3.5441in" svg:x="0.4248in" svg:y="0.037in">
              <draw:object draw:notify-on-update-of-ranges="Sheet1.B357:Sheet1.B392 Sheet1.A355:Sheet1.A355 Sheet1.A357:Sheet1.A392 Sheet1.B357:Sheet1.B392 Sheet1.C356:Sheet1.C356 Sheet1.C357:Sheet1.C392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formula="of:=[.A358]-[.B35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formula="of:=[.A359]-[.B359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90">
            <text:p>90</text:p>
          </table:table-cell>
          <table:table-cell table:formula="of:=[.A360]-[.B36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table:formula="of:=[.A361]-[.B361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table:formula="of:=[.A362]-[.B362]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21">
            <text:p>121</text:p>
          </table:table-cell>
          <table:table-cell table:formula="of:=[.A363]-[.B36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table:formula="of:=[.A364]-[.B364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formula="of:=[.A365]-[.B36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A366]-[.B36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5">
            <text:p>195</text:p>
          </table:table-cell>
          <table:table-cell table:formula="of:=[.A367]-[.B367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[.A368]-[.B368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8">
            <text:p>218</text:p>
          </table:table-cell>
          <table:table-cell table:formula="of:=[.A369]-[.B369]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30">
            <text:p>230</text:p>
          </table:table-cell>
          <table:table-cell table:formula="of:=[.A370]-[.B37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table:formula="of:=[.A371]-[.B37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1">
            <text:p>171</text:p>
          </table:table-cell>
          <table:table-cell table:formula="of:=[.A372]-[.B37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table:formula="of:=[.A373]-[.B373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table:formula="of:=[.A374]-[.B374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table:formula="of:=[.A375]-[.B375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formula="of:=[.A376]-[.B376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table:formula="of:=[.A377]-[.B377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table:formula="of:=[.A378]-[.B378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table:formula="of:=[.A379]-[.B379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94">
            <text:p>294</text:p>
          </table:table-cell>
          <table:table-cell table:formula="of:=[.A380]-[.B380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table:formula="of:=[.A381]-[.B381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table:formula="of:=[.A382]-[.B382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18">
            <text:p>318</text:p>
          </table:table-cell>
          <table:table-cell table:formula="of:=[.A383]-[.B383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24">
            <text:p>324</text:p>
          </table:table-cell>
          <table:table-cell table:formula="of:=[.A384]-[.B384]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42">
            <text:p>342</text:p>
          </table:table-cell>
          <table:table-cell table:formula="of:=[.A385]-[.B38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0">
            <text:p>350</text:p>
          </table:table-cell>
          <table:table-cell table:formula="of:=[.A386]-[.B386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87]-[.B38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388]-[.B38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[.A389]-[.B389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A390]-[.B390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formula="of:=[.A391]-[.B39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[.A392]-[.B392]" office:value-type="float" office:value="2">
            <text:p>2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11/10/2020</text:date>, <text:time>14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9:55:03.33</meta:creation-date>
    <dc:date>2020-11-10T14:08:55.18</dc:date>
    <meta:editing-duration>P2DT6H46M51S</meta:editing-duration>
    <meta:editing-cycles>17</meta:editing-cycles>
    <meta:generator>OpenOffice.org/3.4.1$Win32 OpenOffice.org_project/341m1$Build-9593</meta:generator>
    <meta:document-statistic meta:table-count="3" meta:cell-count="101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15cm" svg:height="10.149cm" xlink:href=".." xlink:type="simple" chart:class="chart:scatter" chart:style-name="ch1">
        <chart:title svg:x="4.984cm" svg:y="0.338cm" chart:style-name="ch2">
          <text:p>Razor Calibration Result 9/7/20</text:p>
        </chart:title>
        <chart:plot-area chart:style-name="ch3" table:cell-range-address="Sheet1.A23:Sheet1.C69 Sheet1.B22:Sheet1.C22" chart:data-source-has-labels="row" svg:x="0.836cm" svg:y="1.017cm" svg:width="13.36cm" svg:height="8.293cm">
          <chartooo:coordinate-region svg:x="1.643cm" svg:y="1.229cm" svg:width="11.931cm" svg:height="7.408cm"/>
          <chart:axis chart:dimension="x" chart:name="primary-x" chart:style-name="ch4">
            <chart:title svg:x="5.474cm" svg:y="9.513cm" chart:style-name="ch5">
              <text:p>ST6000 Fluxgate Compass</text:p>
            </chart:title>
          </chart:axis>
          <chart:axis chart:dimension="y" chart:name="primary-y" chart:style-name="ch6">
            <chart:title svg:x="0.001cm" svg:y="5.644cm" chart:style-name="ch7">
              <text:p>Razor</text:p>
            </chart:title>
            <chart:grid chart:style-name="ch8" chart:class="major"/>
          </chart:axis>
          <chart:axis chart:dimension="y" chart:name="secondary-y" chart:style-name="ch9">
            <chart:title svg:x="14.519cm" svg:y="6.662cm" chart:style-name="ch7">
              <text:p>Diff: Razor - ST6000</text:p>
            </chart:title>
          </chart:axis>
          <chart:series chart:attached-axis="primary-y" chart:style-name="ch10" chart:values-cell-range-address="Sheet1.B23:Sheet1.B69" chart:label-cell-address="Sheet1.B22:Sheet1.B22" chart:class="chart:scatter">
            <chart:domain table:cell-range-address="Sheet1.A23:Sheet1.A69"/>
            <chart:data-point chart:repeated="47"/>
          </chart:series>
          <chart:series chart:attached-axis="secondary-y" chart:style-name="ch11" chart:values-cell-range-address="Sheet1.C23:Sheet1.C69" chart:label-cell-address="Sheet1.C22:Sheet1.C22" chart:class="chart:scatte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22:Sheet1.B22</svg:desc>
                </draw:g>
              </table:table-cell>
              <table:table-cell office:value-type="string">
                <text:p>Diff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Sheet1.A23:Sheet1.A69</svg:desc>
                </draw:g>
              </table:table-cell>
              <table:table-cell office:value-type="float" office:value="278">
                <text:p>278</text:p>
                <draw:g>
                  <svg:desc>Sheet1.B23:Sheet1.B69</svg:desc>
                </draw:g>
              </table:table-cell>
              <table:table-cell office:value-type="float" office:value="8">
                <text:p>8</text:p>
                <draw:g>
                  <svg:desc>Sheet1.C23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1.6">
                <text:p>41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">
                <text:p>265</text:p>
              </table:table-cell>
              <table:table-cell office:value-type="float" office:value="271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64">
                <text:p>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9">
                <text:p>329</text:p>
              </table:table-cell>
              <table:table-cell office:value-type="float" office:value="332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0">
                <text:p>290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1">
                <text:p>281</text:p>
              </table:table-cell>
              <table:table-cell office:value-type="float" office:value="288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">
                <text:p>258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67cm" xlink:href=".." xlink:type="simple" chart:class="chart:scatter" chart:style-name="ch1">
        <chart:title svg:x="4.318cm" svg:y="0.315cm" chart:style-name="ch2">
          <text:p>Razor Calib 11/10/20 on countr, calm</text:p>
        </chart:title>
        <chart:plot-area chart:style-name="ch3" table:cell-range-address="Sheet1.A325:Sheet1.A332 Sheet1.C325:Sheet1.C332 Sheet1.A323:Sheet1.A323 Sheet1.A344:Sheet1.A344 Sheet1.A346:Sheet1.A353" chart:data-source-has-labels="both" svg:x="0.483cm" svg:y="1.06cm" svg:width="14.92cm" svg:height="7.517cm">
          <chartooo:coordinate-region svg:x="1.29cm" svg:y="1.273cm" svg:width="13.833cm" svg:height="6.631cm"/>
          <chart:axis chart:dimension="x" chart:name="primary-x" chart:style-name="ch4" chartooo:axis-type="auto">
            <chart:title svg:x="6.788cm" svg:y="8.38cm" chart:style-name="ch5">
              <text:p>Razor Degrees</text:p>
            </chart:title>
            <chart:categories table:cell-range-address="Sheet1.A325:Sheet1.A332"/>
          </chart:axis>
          <chart:axis chart:dimension="y" chart:name="primary-y" chart:style-name="ch4">
            <chart:title svg:x="0.001cm" svg:y="6.066cm" chart:style-name="ch6">
              <text:p>St6000 Degrees</text:p>
            </chart:title>
            <chart:grid chart:style-name="ch7" chart:class="major"/>
          </chart:axis>
          <chart:series chart:style-name="ch8" chart:values-cell-range-address="Sheet1.A325:Sheet1.A332" chart:label-cell-address="Sheet1.A323:Sheet1.A323" chart:class="chart:scatter">
            <chart:domain table:cell-range-address="Sheet1.C325:Sheet1.C332"/>
            <chart:data-point chart:repeated="8"/>
          </chart:series>
          <chart:series chart:style-name="ch9" chart:values-cell-range-address="Sheet1.A346:Sheet1.A353" chart:label-cell-address="Sheet1.A344:Sheet1.A344" chart:class="chart:scatter">
            <chart:domain table:cell-range-address="Sheet1.C346:Sheet1.C353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azor Calib 11/10/20Razoron Counter Calm</text:p>
                <draw:g>
                  <svg:desc>Sheet1.A323:Sheet1.A32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azor Calib B 11/10/20 2” Back on Counter, Calm</text:p>
                <draw:g>
                  <svg:desc>Sheet1.A344:Sheet1.A344</svg:desc>
                </draw:g>
              </table:table-cell>
            </table:table-row>
          </table:table-header-rows>
          <table:table-rows>
            <table:table-row>
              <table:table-cell office:value-type="float" office:value="180">
                <text:p>180</text:p>
                <draw:g>
                  <svg:desc>Sheet1.A325:Sheet1.A332</svg:desc>
                </draw:g>
              </table:table-cell>
              <table:table-cell office:value-type="float" office:value="-31">
                <text:p>-31</text:p>
                <draw:g>
                  <svg:desc>Sheet1.C325:Sheet1.C332</svg:desc>
                </draw:g>
              </table:table-cell>
              <table:table-cell office:value-type="float" office:value="180">
                <text:p>180</text:p>
                <draw:g>
                  <svg:desc>Sheet1.A325:Sheet1.A332</svg:desc>
                </draw:g>
              </table:table-cell>
              <table:table-cell office:value-type="float" office:value="-69">
                <text:p>-69</text:p>
                <draw:g>
                  <svg:desc>Sheet1.C346:Sheet1.C353</svg:desc>
                </draw:g>
              </table:table-cell>
              <table:table-cell office:value-type="float" office:value="133">
                <text:p>133</text:p>
                <draw:g>
                  <svg:desc>Sheet1.A346:Sheet1.A353</svg:desc>
                </draw:g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-30">
                <text:p>-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20">
                <text:p>120</text:p>
              </table:table-cell>
              <table:table-cell office:value-type="float" office:value="269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67">
                <text:p>167</text:p>
              </table:table-cell>
              <table:table-cell office:value-type="float" office:value="315">
                <text:p>315</text:p>
              </table:table-cell>
              <table:table-cell office:value-type="float" office:value="124">
                <text:p>1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68">
                <text:p>-68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-100">
                <text:p>-100</text:p>
              </table:table-cell>
              <table:table-cell office:value-type="float" office:value="92">
                <text:p>92</text:p>
              </table:table-cell>
              <table:table-cell office:value-type="float" office:value="-165">
                <text:p>-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136">
                <text:p>-136</text:p>
              </table:table-cell>
              <table:table-cell office:value-type="float" office:value="44">
                <text:p>44</text:p>
              </table:table-cell>
              <table:table-cell office:value-type="float" office:value="-136">
                <text:p>-1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64">
                <text:p>-164</text:p>
              </table:table-cell>
              <table:table-cell office:value-type="float" office:value="1">
                <text:p>1</text:p>
              </table:table-cell>
              <table:table-cell office:value-type="float" office:value="-101">
                <text:p>-10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60" chart:origin="0" chart:interval-major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8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regression-type="linear">
        <chart:symbol-image xlink:href="Pictures/2000000D000000DD000000DD61BBAB4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23cm" svg:height="9.003cm" xlink:href=".." xlink:type="simple" chart:class="chart:scatter" chart:style-name="ch1">
        <chart:title svg:x="4.982cm" svg:y="0.316cm" chart:style-name="ch2">
          <text:p>Calibration Check - 11/10/20 Calib A</text:p>
        </chart:title>
        <chart:plot-area chart:style-name="ch3" table:cell-range-address="Sheet1.A357:Sheet1.C392 Sheet1.A355:Sheet1.A355 Sheet1.C356:Sheet1.C356" chart:data-source-has-labels="row" svg:x="0.889cm" svg:y="0.854cm" svg:width="15.428cm" svg:height="7.543cm">
          <chartooo:coordinate-region svg:x="1.696cm" svg:y="1.066cm" svg:width="14.078cm" svg:height="6.658cm"/>
          <chart:axis chart:dimension="x" chart:name="primary-x" chart:style-name="ch4">
            <chart:title svg:x="7.699cm" svg:y="8.416cm" chart:style-name="ch5">
              <text:p>Razor (deg)</text:p>
            </chart:title>
          </chart:axis>
          <chart:axis chart:dimension="y" chart:name="primary-y" chart:style-name="ch6">
            <chart:title svg:x="0.001cm" svg:y="5.701cm" chart:style-name="ch7">
              <text:p>ST6000 (Deg)</text:p>
            </chart:title>
            <chart:grid chart:style-name="ch8" chart:class="major"/>
          </chart:axis>
          <chart:axis chart:dimension="y" chart:name="secondary-y" chart:style-name="ch9">
            <chart:title svg:x="16.636cm" svg:y="5.727cm" chart:style-name="ch7">
              <text:p>ST6000-Razor</text:p>
            </chart:title>
          </chart:axis>
          <chart:series chart:attached-axis="primary-y" chart:style-name="ch10" chart:values-cell-range-address="Sheet1.A357:Sheet1.A392" chart:label-cell-address="Sheet1.A355:Sheet1.A355" chart:class="chart:scatter">
            <chart:domain table:cell-range-address="Sheet1.B357:Sheet1.B392"/>
            <chart:regression-curve chart:style-name="ch11">
              <chart:equation chart:display-r-square="true" svg:x="1.987cm" svg:y="1.55cm"/>
            </chart:regression-curve>
            <chart:data-point chart:repeated="36"/>
          </chart:series>
          <chart:series chart:attached-axis="secondary-y" chart:style-name="ch12" chart:values-cell-range-address="Sheet1.C357:Sheet1.C392" chart:label-cell-address="Sheet1.C356:Sheet1.C356" chart:class="chart:scatte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heck Calibration  A 11/10/20 </text:p>
                <draw:g>
                  <svg:desc>Sheet1.A355:Sheet1.A355</svg:desc>
                </draw:g>
              </table:table-cell>
              <table:table-cell office:value-type="string">
                <text:p>ST6000-Razor</text:p>
                <draw:g>
                  <svg:desc>Sheet1.C356:Sheet1.C3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Sheet1.B357:Sheet1.B392</svg:desc>
                </draw:g>
              </table:table-cell>
              <table:table-cell office:value-type="float" office:value="60">
                <text:p>60</text:p>
                <draw:g>
                  <svg:desc>Sheet1.A357:Sheet1.A392</svg:desc>
                </draw:g>
              </table:table-cell>
              <table:table-cell office:value-type="float" office:value="-2">
                <text:p>-2</text:p>
                <draw:g>
                  <svg:desc>Sheet1.C357:Sheet1.C3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">
                <text:p>185</text:p>
              </table:table-cell>
              <table:table-cell office:value-type="float" office:value="188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">
                <text:p>264</text:p>
              </table:table-cell>
              <table:table-cell office:value-type="float" office:value="262">
                <text:p>2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4">
                <text:p>324</text:p>
              </table:table-cell>
              <table:table-cell office:value-type="float" office:value="331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70" chart:maximum="170" chart:reverse-direction="false" text:line-break="false" chart:axis-position="-20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60" chart:origin="-200" chart:reverse-direction="false" text:line-break="false" chart:axis-position="-20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D000000DD000000DD61BBAB4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305D4BF5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title svg:x="5.324cm" svg:y="0.316cm" chart:style-name="ch2">
          <text:p>Razor SignalK Calibrations</text:p>
        </chart:title>
        <chart:legend svg:x="2.636cm" svg:y="2.262cm" style:legend-expansion="custom" chartooo:width="0.995cm" chartooo:height="1.672cm" style:legend-expansion-aspect-ratio="0.595095693779904" chart:style-name="ch3"/>
        <chart:plot-area chart:style-name="ch4" table:cell-range-address="Sheet1.A11:Sheet1.A19 Sheet1.C12:Sheet1.C19 Sheet1.A84:Sheet1.A84 Sheet1.C85:Sheet1.C92 Sheet1.A73:Sheet1.A73 Sheet1.C74:Sheet1.C81" chart:data-source-has-labels="row" svg:x="1.358cm" svg:y="1.649cm" svg:width="12.774cm" svg:height="6.17cm">
          <chartooo:coordinate-region svg:x="2.165cm" svg:y="1.71cm" svg:width="11.967cm" svg:height="5.436cm"/>
          <chart:axis chart:dimension="x" chart:name="primary-x" chart:style-name="ch5">
            <chart:title svg:x="6.603cm" svg:y="8cm" chart:style-name="ch6">
              <text:p>Razor IMU Yaw</text:p>
            </chart:title>
          </chart:axis>
          <chart:axis chart:dimension="y" chart:name="primary-y" chart:style-name="ch7">
            <chart:title svg:x="0.452cm" svg:y="6.776cm" chart:style-name="ch8">
              <text:p>ST6000 Fluxgate Compass</text:p>
            </chart:title>
            <chart:grid chart:style-name="ch9" chart:class="major"/>
          </chart:axis>
          <chart:series chart:style-name="ch10" chart:values-cell-range-address="Sheet1.C12:Sheet1.C19" chart:label-cell-address="Sheet1.A11:Sheet1.A11" chart:class="chart:scatter">
            <chart:domain table:cell-range-address="Sheet1.A12:Sheet1.A19"/>
            <chart:data-point chart:repeated="8"/>
          </chart:series>
          <chart:series chart:style-name="ch11" chart:values-cell-range-address="Sheet1.C85:Sheet1.C92" chart:label-cell-address="Sheet1.A84:Sheet1.A84" chart:class="chart:scatter">
            <chart:domain table:cell-range-address="Sheet1.A85:Sheet1.A92"/>
            <chart:data-point chart:repeated="8"/>
          </chart:series>
          <chart:series chart:style-name="ch12" chart:values-cell-range-address="Sheet1.C74:Sheet1.C81" chart:label-cell-address="Sheet1.A73:Sheet1.A73" chart:class="chart:scatter">
            <chart:domain table:cell-range-address="Sheet1.A74:Sheet1.A81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1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n3</text:p>
                <draw:g>
                  <svg:desc>Sheet1.A84:Sheet1.A8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n2</text:p>
                <draw:g>
                  <svg:desc>Sheet1.A73:Sheet1.A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3">
                <text:p>-143</text:p>
                <draw:g>
                  <svg:desc>Sheet1.A12:Sheet1.A19</svg:desc>
                </draw:g>
              </table:table-cell>
              <table:table-cell office:value-type="float" office:value="45">
                <text:p>45</text:p>
                <draw:g>
                  <svg:desc>Sheet1.C12:Sheet1.C19</svg:desc>
                </draw:g>
              </table:table-cell>
              <table:table-cell office:value-type="float" office:value="164">
                <text:p>164</text:p>
                <draw:g>
                  <svg:desc>Sheet1.A85:Sheet1.A92</svg:desc>
                </draw:g>
              </table:table-cell>
              <table:table-cell office:value-type="float" office:value="357">
                <text:p>357</text:p>
                <draw:g>
                  <svg:desc>Sheet1.C85:Sheet1.C92</svg:desc>
                </draw:g>
              </table:table-cell>
              <table:table-cell office:value-type="float" office:value="164">
                <text:p>164</text:p>
                <draw:g>
                  <svg:desc>Sheet1.A74:Sheet1.A81</svg:desc>
                </draw:g>
              </table:table-cell>
              <table:table-cell office:value-type="float" office:value="357">
                <text:p>357</text:p>
                <draw:g>
                  <svg:desc>Sheet1.C74:Sheet1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6">
                <text:p>-86</text:p>
              </table:table-cell>
              <table:table-cell office:value-type="float" office:value="90">
                <text:p>90</text:p>
              </table:table-cell>
              <table:table-cell office:value-type="float" office:value="-143">
                <text:p>-143</text:p>
              </table:table-cell>
              <table:table-cell office:value-type="float" office:value="44">
                <text:p>44</text:p>
              </table:table-cell>
              <table:table-cell office:value-type="float" office:value="-141">
                <text:p>-1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  <table:table-cell office:value-type="float" office:value="135">
                <text:p>135</text:p>
              </table:table-cell>
              <table:table-cell office:value-type="float" office:value="-81">
                <text:p>-81</text:p>
              </table:table-cell>
              <table:table-cell office:value-type="float" office:value="92">
                <text:p>92</text:p>
              </table:table-cell>
              <table:table-cell office:value-type="float" office:value="-83">
                <text:p>-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-38.1">
                <text:p>-38.1</text:p>
              </table:table-cell>
              <table:table-cell office:value-type="float" office:value="134">
                <text:p>134</text:p>
              </table:table-cell>
              <table:table-cell office:value-type="float" office:value="-38">
                <text:p>-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5.16">
                <text:p>5.16</text:p>
              </table:table-cell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270">
                <text:p>270</text:p>
              </table:table-cell>
              <table:table-cell office:value-type="float" office:value="42.6">
                <text:p>42.6</text:p>
              </table:table-cell>
              <table:table-cell office:value-type="float" office:value="224">
                <text:p>224</text:p>
              </table:table-cell>
              <table:table-cell office:value-type="float" office:value="40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315">
                <text:p>315</text:p>
              </table:table-cell>
              <table:table-cell office:value-type="float" office:value="85">
                <text:p>85</text:p>
              </table:table-cell>
              <table:table-cell office:value-type="float" office:value="271">
                <text:p>271</text:p>
              </table:table-cell>
              <table:table-cell office:value-type="float" office:value="84">
                <text:p>8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360">
                <text:p>360</text:p>
              </table:table-cell>
              <table:table-cell office:value-type="float" office:value="123">
                <text:p>123</text:p>
              </table:table-cell>
              <table:table-cell office:value-type="float" office:value="314">
                <text:p>314</text:p>
              </table:table-cell>
              <table:table-cell office:value-type="float" office:value="126">
                <text:p>126</text:p>
              </table:table-cell>
              <table:table-cell office:value-type="float" office:value="317">
                <text:p>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D000000DD000000DD61BBAB4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34cm" svg:y="0.316cm" chart:style-name="ch2">
          <text:p>Razor IMU Compass Calibration</text:p>
        </chart:title>
        <chart:legend svg:x="2.547cm" svg:y="1.57cm" style:legend-expansion="custom" chartooo:width="1.445cm" chartooo:height="1.148cm" style:legend-expansion-aspect-ratio="1.25871080139373" chart:style-name="ch3"/>
        <chart:plot-area chart:style-name="ch4" table:cell-range-address="Sheet1.A99:Sheet1.C137 Sheet1.B98:Sheet1.C98" chart:data-source-has-labels="row" svg:x="0.742cm" svg:y="0.935cm" svg:width="13.197cm" svg:height="7.543cm">
          <chartooo:coordinate-region svg:x="1.549cm" svg:y="1.147cm" svg:width="11.847cm" svg:height="6.658cm"/>
          <chart:axis chart:dimension="x" chart:name="primary-x" chart:style-name="ch5">
            <chart:title svg:x="4.531cm" svg:y="8.413cm" chart:style-name="ch6">
              <text:p>Raytheon ST6000 Fluxgate Compass </text:p>
            </chart:title>
          </chart:axis>
          <chart:axis chart:dimension="y" chart:name="primary-y" chart:style-name="ch5">
            <chart:title svg:x="0.001cm" svg:y="5.187cm" chart:style-name="ch7">
              <text:p>Razor</text:p>
            </chart:title>
            <chart:grid chart:style-name="ch8" chart:class="major"/>
          </chart:axis>
          <chart:axis chart:dimension="y" chart:name="secondary-y" chart:style-name="ch9">
            <chart:title svg:x="14.26cm" svg:y="5.994cm" chart:style-name="ch7">
              <text:p>(Razor - ST6000)</text:p>
            </chart:title>
          </chart:axis>
          <chart:series chart:attached-axis="primary-y" chart:style-name="ch10" chart:values-cell-range-address="Sheet1.B99:Sheet1.B137" chart:label-cell-address="Sheet1.B98:Sheet1.B98" chart:class="chart:scatter">
            <chart:domain table:cell-range-address="Sheet1.A99:Sheet1.A137"/>
            <chart:data-point chart:repeated="39"/>
          </chart:series>
          <chart:series chart:attached-axis="secondary-y" chart:style-name="ch11" chart:values-cell-range-address="Sheet1.C99:Sheet1.C137" chart:label-cell-address="Sheet1.C98:Sheet1.C98" chart:class="chart:scatte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98:Sheet1.B98</svg:desc>
                </draw:g>
              </table:table-cell>
              <table:table-cell office:value-type="string">
                <text:p>Diff</text:p>
                <draw:g>
                  <svg:desc>Sheet1.C98:Sheet1.C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Sheet1.A99:Sheet1.A137</svg:desc>
                </draw:g>
              </table:table-cell>
              <table:table-cell office:value-type="float" office:value="271">
                <text:p>271</text:p>
                <draw:g>
                  <svg:desc>Sheet1.B99:Sheet1.B137</svg:desc>
                </draw:g>
              </table:table-cell>
              <table:table-cell office:value-type="float" office:value="1">
                <text:p>1</text:p>
                <draw:g>
                  <svg:desc>Sheet1.C99:Sheet1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2.5">
                <text:p>10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1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1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8">
                <text:p>298</text:p>
              </table:table-cell>
              <table:table-cell office:value-type="float" office:value="303">
                <text:p>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3">
                <text:p>293</text:p>
              </table:table-cell>
              <table:table-cell office:value-type="float" office:value="298">
                <text:p>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">
                <text:p>272</text:p>
              </table:table-cell>
              <table:table-cell office:value-type="float" office:value="279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5.112cm" svg:y="0.316cm" chart:style-name="ch2">
          <text:p>Razor Calibration for SignalK</text:p>
        </chart:title>
        <chart:plot-area chart:style-name="ch3" table:cell-range-address="Sheet1.B225:Sheet1.B234 Sheet1.D226:Sheet1.D234" chart:data-source-has-labels="row" svg:x="1.358cm" svg:y="1.635cm" svg:width="14.002cm" svg:height="6.178cm">
          <chartooo:coordinate-region svg:x="1.794cm" svg:y="1.847cm" svg:width="13.472cm" svg:height="5.293cm"/>
          <chart:axis chart:dimension="x" chart:name="primary-x" chart:style-name="ch4">
            <chart:title svg:x="7.693cm" svg:y="7.994cm" chart:style-name="ch5">
              <text:p>Razor-in</text:p>
            </chart:title>
          </chart:axis>
          <chart:axis chart:dimension="y" chart:name="primary-y" chart:style-name="ch6">
            <chart:title svg:x="0.451cm" svg:y="5.403cm" chart:style-name="ch7">
              <text:p>ST-6000</text:p>
            </chart:title>
            <chart:grid chart:style-name="ch8" chart:class="major"/>
          </chart:axis>
          <chart:series chart:style-name="ch9" chart:values-cell-range-address="Sheet1.D226:Sheet1.D234" chart:label-cell-address="Sheet1.B225:Sheet1.B225" chart:class="chart:scatter">
            <chart:domain table:cell-range-address="Sheet1.B226:Sheet1.B23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zor in</text:p>
                <draw:g>
                  <svg:desc>Sheet1.B225:Sheet1.B2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7507351067098">
                <text:p>2.77507351067098</text:p>
                <draw:g>
                  <svg:desc>Sheet1.B226:Sheet1.B234</svg:desc>
                </draw:g>
              </table:table-cell>
              <table:table-cell office:value-type="float" office:value="0.0698131700797732">
                <text:p>0.0698131700797732</text:p>
                <draw:g>
                  <svg:desc>Sheet1.D226:Sheet1.D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68780704807127">
                <text:p>-2.68780704807127</text:p>
              </table:table-cell>
              <table:table-cell office:value-type="float" office:value="0.767944870877505">
                <text:p>0.76794487087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2173047639603">
                <text:p>-1.22173047639603</text:p>
              </table:table-cell>
              <table:table-cell office:value-type="float" office:value="1.5707963267949">
                <text:p>1.5707963267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53072741539178">
                <text:p>2.53072741539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6892802759263">
                <text:p>-0.226892802759263</text:p>
              </table:table-cell>
              <table:table-cell office:value-type="float" office:value="2.3387411976724">
                <text:p>2.3387411976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3785605518526">
                <text:p>0.45378560551852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974425867665">
                <text:p>1.02974425867665</text:p>
              </table:table-cell>
              <table:table-cell office:value-type="float" office:value="3.94444410950718">
                <text:p>3.94444410950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4.71238898038469">
                <text:p>4.71238898038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5.49778714378214">
                <text:p>5.497787143782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6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86cm" svg:height="10.84cm" xlink:href=".." xlink:type="simple" chart:class="chart:scatter" chart:style-name="ch1">
        <chart:title svg:x="7.871cm" svg:y="0.693cm" chart:style-name="ch2">
          <text:p>Razor Calibration</text:p>
        </chart:title>
        <chart:legend svg:x="8.044cm" svg:y="1.648cm" style:legend-expansion="custom" chartooo:width="1.452cm" chartooo:height="1.382cm" style:legend-expansion-aspect-ratio="1.0506512301013" chart:style-name="ch3"/>
        <chart:plot-area chart:style-name="ch4" table:cell-range-address="Sheet1.A141:Sheet1.C178 Sheet1.B140:Sheet1.C140" chart:data-source-has-labels="row" svg:x="1.394cm" svg:y="0.45cm" svg:width="12.402cm" svg:height="8.788cm">
          <chartooo:coordinate-region svg:x="2.201cm" svg:y="0.662cm" svg:width="11.053cm" svg:height="7.903cm"/>
          <chart:axis chart:dimension="x" chart:name="primary-x" chart:style-name="ch5">
            <chart:title svg:x="6.202cm" svg:y="9.455cm" chart:style-name="ch6">
              <text:p>ST6000 Compass</text:p>
            </chart:title>
          </chart:axis>
          <chart:axis chart:dimension="y" chart:name="primary-y" chart:style-name="ch7">
            <chart:title svg:x="0.486cm" svg:y="5.642cm" chart:style-name="ch8">
              <text:p>Razor IMU</text:p>
            </chart:title>
            <chart:grid chart:style-name="ch9" chart:class="major"/>
          </chart:axis>
          <chart:axis chart:dimension="y" chart:name="secondary-y" chart:style-name="ch10">
            <chart:title svg:x="14.118cm" svg:y="6.026cm" chart:style-name="ch8">
              <text:p>Razor - ST6000</text:p>
            </chart:title>
          </chart:axis>
          <chart:series chart:attached-axis="primary-y" chart:style-name="ch11" chart:values-cell-range-address="Sheet1.B141:Sheet1.B178" chart:label-cell-address="Sheet1.B140:Sheet1.B140" chart:class="chart:scatter">
            <chart:domain table:cell-range-address="Sheet1.A141:Sheet1.A178"/>
            <chart:data-point chart:repeated="38"/>
          </chart:series>
          <chart:series chart:attached-axis="secondary-y" chart:style-name="ch12" chart:values-cell-range-address="Sheet1.C141:Sheet1.C178" chart:label-cell-address="Sheet1.C140:Sheet1.C140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140:Sheet1.B140</svg:desc>
                </draw:g>
              </table:table-cell>
              <table:table-cell office:value-type="string">
                <text:p>Diff</text:p>
                <draw:g>
                  <svg:desc>Sheet1.C140:Sheet1.C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">
                <text:p>169</text:p>
                <draw:g>
                  <svg:desc>Sheet1.A141:Sheet1.A178</svg:desc>
                </draw:g>
              </table:table-cell>
              <table:table-cell office:value-type="float" office:value="170">
                <text:p>170</text:p>
                <draw:g>
                  <svg:desc>Sheet1.B141:Sheet1.B178</svg:desc>
                </draw:g>
              </table:table-cell>
              <table:table-cell office:value-type="float" office:value="1">
                <text:p>1</text:p>
                <draw:g>
                  <svg:desc>Sheet1.C141:Sheet1.C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">
                <text:p>329</text:p>
              </table:table-cell>
              <table:table-cell office:value-type="float" office:value="327">
                <text:p>3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6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78cm" svg:height="9.969cm" xlink:href=".." xlink:type="simple" chart:class="chart:scatter" chart:style-name="ch1">
        <chart:title svg:x="7.869cm" svg:y="0.642cm" chart:style-name="ch2">
          <text:p>Razor Calibration</text:p>
        </chart:title>
        <chart:legend svg:x="8.039cm" svg:y="1.515cm" style:legend-expansion="custom" chartooo:width="1.451cm" chartooo:height="1.271cm" style:legend-expansion-aspect-ratio="1.14162077104642" chart:style-name="ch3"/>
        <chart:plot-area chart:style-name="ch4" table:cell-range-address="Sheet1.A183:Sheet1.C222 Sheet1.B140:Sheet1.C140" chart:data-source-has-labels="row" svg:x="1.56cm" svg:y="0.524cm" svg:width="12.581cm" svg:height="7.69cm">
          <chartooo:coordinate-region svg:x="2.367cm" svg:y="0.736cm" svg:width="11.046cm" svg:height="7.266cm"/>
          <chart:axis chart:dimension="x" chart:name="primary-x" chart:style-name="ch5">
            <chart:title svg:x="6.457cm" svg:y="8.414cm" chart:style-name="ch6">
              <text:p>ST6000 Compass</text:p>
            </chart:title>
          </chart:axis>
          <chart:axis chart:dimension="y" chart:name="primary-y" chart:style-name="ch7">
            <chart:title svg:x="0.652cm" svg:y="5.167cm" chart:style-name="ch8">
              <text:p>Razor IMU</text:p>
            </chart:title>
            <chart:grid chart:style-name="ch9" chart:class="major"/>
          </chart:axis>
          <chart:axis chart:dimension="y" chart:name="secondary-y" chart:style-name="ch10">
            <chart:title svg:x="14.463cm" svg:y="5.551cm" chart:style-name="ch8">
              <text:p>Razor - ST6000</text:p>
            </chart:title>
          </chart:axis>
          <chart:series chart:attached-axis="primary-y" chart:style-name="ch11" chart:values-cell-range-address="Sheet1.B183:Sheet1.B222" chart:label-cell-address="Sheet1.B140:Sheet1.B140" chart:class="chart:scatter">
            <chart:domain table:cell-range-address="Sheet1.A183:Sheet1.A222"/>
            <chart:data-point chart:repeated="40"/>
          </chart:series>
          <chart:series chart:attached-axis="secondary-y" chart:style-name="ch12" chart:values-cell-range-address="Sheet1.C183:Sheet1.C222" chart:label-cell-address="Sheet1.C140:Sheet1.C140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140:Sheet1.B140</svg:desc>
                </draw:g>
              </table:table-cell>
              <table:table-cell office:value-type="string">
                <text:p>Diff</text:p>
                <draw:g>
                  <svg:desc>Sheet1.C140:Sheet1.C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  <draw:g>
                  <svg:desc>Sheet1.A183:Sheet1.A222</svg:desc>
                </draw:g>
              </table:table-cell>
              <table:table-cell office:value-type="float" office:value="283">
                <text:p>283</text:p>
                <draw:g>
                  <svg:desc>Sheet1.B183:Sheet1.B222</svg:desc>
                </draw:g>
              </table:table-cell>
              <table:table-cell office:value-type="float" office:value="-1">
                <text:p>-1</text:p>
                <draw:g>
                  <svg:desc>Sheet1.C183:Sheet1.C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">
                <text:p>301</text:p>
              </table:table-cell>
              <table:table-cell office:value-type="float" office:value="297">
                <text:p>29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">
                <text:p>321</text:p>
              </table:table-cell>
              <table:table-cell office:value-type="float" office:value="316">
                <text:p>31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">
                <text:p>172</text:p>
              </table:table-cell>
              <table:table-cell office:value-type="float" office:value="183">
                <text:p>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1">
                <text:p>231</text:p>
              </table:table-cell>
              <table:table-cell office:value-type="float" office:value="238">
                <text:p>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">
                <text:p>331</text:p>
              </table:table-cell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1">
                <text:p>341</text:p>
              </table:table-cell>
              <table:table-cell office:value-type="float" office:value="333">
                <text:p>3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">
                <text:p>351</text:p>
              </table:table-cell>
              <table:table-cell office:value-type="float" office:value="342">
                <text:p>3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3.5">
                <text:p>23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">
                <text:p>140</text:p>
              </table:table-cell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Razor Calibration for SignalK</text:p>
        </chart:title>
        <chart:plot-area chart:style-name="ch3" table:cell-range-address="Sheet1.B235:Sheet1.B242 Sheet1.B225:Sheet1.B225 Sheet1.D235:Sheet1.D242" chart:data-source-has-labels="row" svg:x="1.358cm" svg:y="1.635cm" svg:width="14.002cm" svg:height="6.177cm">
          <chartooo:coordinate-region svg:x="1.794cm" svg:y="1.847cm" svg:width="13.472cm" svg:height="5.292cm"/>
          <chart:axis chart:dimension="x" chart:name="primary-x" chart:style-name="ch4">
            <chart:title svg:x="7.693cm" svg:y="7.993cm" chart:style-name="ch5">
              <text:p>Razor-in</text:p>
            </chart:title>
          </chart:axis>
          <chart:axis chart:dimension="y" chart:name="primary-y" chart:style-name="ch6">
            <chart:title svg:x="0.451cm" svg:y="5.402cm" chart:style-name="ch7">
              <text:p>ST-6000</text:p>
            </chart:title>
            <chart:grid chart:style-name="ch8" chart:class="major"/>
          </chart:axis>
          <chart:series chart:style-name="ch9" chart:values-cell-range-address="Sheet1.D235:Sheet1.D242" chart:label-cell-address="Sheet1.B225:Sheet1.B225" chart:class="chart:scatter">
            <chart:domain table:cell-range-address="Sheet1.B235:Sheet1.B2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zor in</text:p>
                <draw:g>
                  <svg:desc>Sheet1.B225:Sheet1.B2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1799387799149">
                <text:p>2.61799387799149</text:p>
                <draw:g>
                  <svg:desc>Sheet1.B235:Sheet1.B242</svg:desc>
                </draw:g>
              </table:table-cell>
              <table:table-cell office:value-type="float" office:value="6.28318530717959">
                <text:p>6.28318530717959</text:p>
                <draw:g>
                  <svg:desc>Sheet1.D235:Sheet1.D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61799387799149">
                <text:p>-2.61799387799149</text:p>
              </table:table-cell>
              <table:table-cell office:value-type="float" office:value="0.785398163397448">
                <text:p>0.785398163397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693705988362">
                <text:p>-1.1693705988362</text:p>
              </table:table-cell>
              <table:table-cell office:value-type="float" office:value="1.58824961931484">
                <text:p>1.58824961931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26892802759263">
                <text:p>-0.226892802759263</text:p>
              </table:table-cell>
              <table:table-cell office:value-type="float" office:value="2.39110107523223">
                <text:p>2.39110107523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425727958696">
                <text:p>0.401425727958696</text:p>
              </table:table-cell>
              <table:table-cell office:value-type="float" office:value="3.15904594610974">
                <text:p>3.15904594610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3.94444410950718">
                <text:p>3.94444410950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862327915529">
                <text:p>1.44862327915529</text:p>
              </table:table-cell>
              <table:table-cell office:value-type="float" office:value="4.69493568786475">
                <text:p>4.69493568786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222205475359">
                <text:p>1.97222205475359</text:p>
              </table:table-cell>
              <table:table-cell office:value-type="float" office:value="5.49778714378214">
                <text:p>5.497787143782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12cm" svg:height="11.582cm" xlink:href=".." xlink:type="simple" chart:class="chart:scatter" chart:style-name="ch1">
        <chart:title svg:x="6.718cm" svg:y="0.367cm" chart:style-name="ch2">
          <text:p>Razor Calibration for SignalK</text:p>
        </chart:title>
        <chart:subtitle svg:x="8.689cm" svg:y="1.377cm" chart:style-name="ch3">
          <text:p>11/7/2020</text:p>
        </chart:subtitle>
        <chart:legend svg:x="11.627cm" svg:y="5.851cm" style:legend-expansion="custom" chartooo:width="6.351cm" chartooo:height="3.317cm" style:legend-expansion-aspect-ratio="1.91468194151342" chart:style-name="ch4"/>
        <chart:plot-area chart:style-name="ch5" table:cell-range-address="Sheet1.D275:Sheet1.D283 Sheet1.A273:Sheet1.A273 Sheet1.B275:Sheet1.B283 Sheet1.A289:Sheet1.A289 Sheet1.B291:Sheet1.B298" chart:data-source-has-labels="row" svg:x="1.971cm" svg:y="1.737cm" svg:width="14.849cm" svg:height="9.041cm">
          <chartooo:coordinate-region svg:x="2.407cm" svg:y="1.949cm" svg:width="14.319cm" svg:height="8.156cm"/>
          <chart:axis chart:dimension="x" chart:name="primary-x" chart:style-name="ch6">
            <chart:title svg:x="8.914cm" svg:y="10.995cm" chart:style-name="ch7">
              <text:p>Razor</text:p>
            </chart:title>
          </chart:axis>
          <chart:axis chart:dimension="y" chart:name="primary-y" chart:style-name="ch6">
            <chart:title svg:x="1cm" svg:y="6.883cm" chart:style-name="ch8">
              <text:p>ST6000</text:p>
            </chart:title>
            <chart:grid chart:style-name="ch9" chart:class="major"/>
          </chart:axis>
          <chart:series chart:style-name="ch10" chart:values-cell-range-address="Sheet1.B275:Sheet1.B283" chart:label-cell-address="Sheet1.A273:Sheet1.A273" chart:class="chart:scatter">
            <chart:domain table:cell-range-address="Sheet1.D275:Sheet1.D283"/>
            <chart:regression-curve chart:style-name="ch11">
              <chart:equation/>
            </chart:regression-curve>
            <chart:data-point chart:repeated="9"/>
          </chart:series>
          <chart:series chart:style-name="ch12" chart:values-cell-range-address="Sheet1.B291:Sheet1.B298" chart:label-cell-address="Sheet1.A289:Sheet1.A289" chart:class="chart:scatter">
            <chart:domain table:cell-range-address="Sheet1.D291:Sheet1.D298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st Razor Calibration 11/7/2020: Razor mounted on Rpi</text:p>
                <draw:g>
                  <svg:desc>Sheet1.A273:Sheet1.A27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2nd Razor Calib 11/7/2020 Razor mounted on Rpi</text:p>
                <draw:g>
                  <svg:desc>Sheet1.A289:Sheet1.A2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4532925199433">
                <text:p>0.0174532925199433</text:p>
                <draw:g>
                  <svg:desc>Sheet1.D275:Sheet1.D283</svg:desc>
                </draw:g>
              </table:table-cell>
              <table:table-cell office:value-type="float" office:value="3.14159265358979">
                <text:p>3.14159265358979</text:p>
                <draw:g>
                  <svg:desc>Sheet1.B275:Sheet1.B283</svg:desc>
                </draw:g>
              </table:table-cell>
              <table:table-cell office:value-type="float" office:value="-0.733038285837618">
                <text:p>-0.733038285837618</text:p>
                <draw:g>
                  <svg:desc>Sheet1.D291:Sheet1.D298</svg:desc>
                </draw:g>
              </table:table-cell>
              <table:table-cell office:value-type="float" office:value="2.37364778271229">
                <text:p>2.37364778271229</text:p>
                <draw:g>
                  <svg:desc>Sheet1.B291:Sheet1.B2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3038285837618">
                <text:p>0.733038285837618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0523598775598299">
                <text:p>-0.0523598775598299</text:p>
              </table:table-cell>
              <table:table-cell office:value-type="float" office:value="3.12413936106985">
                <text:p>3.12413936106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4.74729556542458">
                <text:p>4.74729556542458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3.85717764690747">
                <text:p>3.85717764690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836753783195">
                <text:p>2.47836753783195</text:p>
              </table:table-cell>
              <table:table-cell office:value-type="float" office:value="5.55014702134197">
                <text:p>5.55014702134197</text:p>
              </table:table-cell>
              <table:table-cell office:value-type="float" office:value="1.58824961931484">
                <text:p>1.58824961931484</text:p>
              </table:table-cell>
              <table:table-cell office:value-type="float" office:value="4.76474885794452">
                <text:p>4.76474885794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08923277602996">
                <text:p>-3.08923277602996</text:p>
              </table:table-cell>
              <table:table-cell office:value-type="float" office:value="0">
                <text:p>0</text:p>
              </table:table-cell>
              <table:table-cell office:value-type="float" office:value="2.40855436775217">
                <text:p>2.40855436775217</text:p>
              </table:table-cell>
              <table:table-cell office:value-type="float" office:value="5.51524043630208">
                <text:p>5.51524043630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7364778271229">
                <text:p>-2.37364778271229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3.07177948351002">
                <text:p>3.07177948351002</text:p>
              </table:table-cell>
              <table:table-cell office:value-type="float" office:value="6.10865238198015">
                <text:p>6.1086523819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707963267949">
                <text:p>-1.5707963267949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-2.28638132011257">
                <text:p>-2.28638132011257</text:p>
              </table:table-cell>
              <table:table-cell office:value-type="float" office:value="0.802851455917392">
                <text:p>0.802851455917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20304748437335">
                <text:p>-0.820304748437335</text:p>
              </table:table-cell>
              <table:table-cell office:value-type="float" office:value="2.37364778271229">
                <text:p>2.37364778271229</text:p>
              </table:table-cell>
              <table:table-cell office:value-type="float" office:value="-1.46607657167524">
                <text:p>-1.46607657167524</text:p>
              </table:table-cell>
              <table:table-cell office:value-type="float" office:value="1.58824961931484">
                <text:p>1.5882496193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9.408cm" svg:y="6.323cm" style:legend-expansion="custom" chartooo:width="4.937cm" chartooo:height="1.047cm" style:legend-expansion-aspect-ratio="4.71537726838587" chart:style-name="ch2"/>
        <chart:plot-area chart:style-name="ch3" table:cell-range-address="Sheet1.C302:Sheet1.C321 Sheet1.A300:Sheet1.A300 Sheet1.A302:Sheet1.A321" chart:data-source-has-labels="row" svg:x="0.77cm" svg:y="0.856cm" svg:width="14.635cm" svg:height="7.543cm">
          <chartooo:coordinate-region svg:x="1.101cm" svg:y="1.068cm" svg:width="14.024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02:Sheet1.A321" chart:label-cell-address="Sheet1.A300:Sheet1.A300" chart:class="chart:scatter">
            <chart:domain table:cell-range-address="Sheet1.C302:Sheet1.C3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azor Calib 11/8/2020 Razor on Counter</text:p>
                <draw:g>
                  <svg:desc>Sheet1.A300:Sheet1.A3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6">
                <text:p>-46</text:p>
                <draw:g>
                  <svg:desc>Sheet1.C302:Sheet1.C321</svg:desc>
                </draw:g>
              </table:table-cell>
              <table:table-cell office:value-type="float" office:value="160">
                <text:p>160</text:p>
                <draw:g>
                  <svg:desc>Sheet1.A302:Sheet1.A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1">
                <text:p>-17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2.5">
                <text:p>-15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4">
                <text:p>-1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4">
                <text:p>-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4">
                <text:p>-1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6">
                <text:p>-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4">
                <text:p>-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">
                <text:p>-3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2">
                <text:p>28.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">
                <text:p>16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3">
                <text:p>-16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2">
                <text:p>-1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0">
                <text:p>-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4">
                <text:p>-134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